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3.4626in"/>
    </style:style>
    <style:style style:name="co5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9976in" svg:y="4.4106in">
            <draw:object draw:notify-on-update-of-ranges="Sheet1.D2:Sheet1.D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9547in" svg:y="0.3941in">
            <draw:object draw:notify-on-update-of-ranges="Sheet1.D2:Sheet1.D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326in" svg:y="11.8248in">
            <draw:object draw:notify-on-update-of-ranges="Sheet1.D64:Sheet1.D9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6.2949in" svg:height="3.5449in" svg:x="6.1976in" svg:y="18.1024in">
            <draw:object draw:notify-on-update-of-ranges="Sheet1.D102:Sheet1.D1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6.2933in" svg:height="3.5449in" svg:x="6.315in" svg:y="25.0248in">
            <draw:object draw:notify-on-update-of-ranges="Sheet1.D138:Sheet1.D16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33in" svg:height="3.5453in" svg:x="6.3043in" svg:y="30.7343in">
            <draw:object draw:notify-on-update-of-ranges="Sheet1.D174:Sheet1.D20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33in" svg:height="3.5453in" svg:x="6.2827in" svg:y="37.3642in">
            <draw:object draw:notify-on-update-of-ranges="Sheet1.D211:Sheet1.D2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5.5685in" svg:y="44.4835in">
            <draw:object draw:notify-on-update-of-ranges="Sheet1.D251:Sheet1.D26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37in" svg:height="3.5453in" svg:x="0.0969in" svg:y="53.2909in">
            <draw:object draw:notify-on-update-of-ranges="Sheet1.D291:Sheet1.D29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37in" svg:height="3.5453in" svg:x="0.1835in" svg:y="60.674in">
            <draw:object draw:notify-on-update-of-ranges="Sheet1.D331:Sheet1.D33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33in" svg:height="3.5449in" svg:x="7.5043in" svg:y="60.7264in">
            <draw:object draw:notify-on-update-of-ranges="Sheet1.I331:Sheet1.I33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37in" svg:height="3.5449in" svg:x="6.65in" svg:y="53.2492in">
            <draw:object draw:notify-on-update-of-ranges="Sheet1.G291:Sheet1.G299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Words</text:p>
          </table:table-cell>
          <table:table-cell office:value-type="string" calcext:value-type="string">
            <text:p>Tags seen</text:p>
          </table:table-cell>
          <table:table-cell office:value-type="string" calcext:value-type="string">
            <text:p># times <text:s/>all words written</text:p>
          </table:table-cell>
          <table:table-cell office:value-type="string" calcext:value-type="string">
            <text:p>efficiency/reliability</text:p>
          </table:table-cell>
          <table:table-cell office:value-type="string" calcext:value-type="string">
            <text:p>derivative</text:p>
          </table:table-cell>
          <table:table-cell/>
          <table:table-cell office:value-type="string" calcext:value-type="string">
            <text:p>comme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457" calcext:value-type="float">
            <text:p>457</text:p>
          </table:table-cell>
          <table:table-cell table:formula="of:=[.C2]/[.B2]*100" office:value-type="float" office:value="89.9606299212598" calcext:value-type="float">
            <text:p>89.9606299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rite command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337" calcext:value-type="float">
            <text:p>337</text:p>
          </table:table-cell>
          <table:table-cell table:formula="of:=[.C3]/[.B3]*100" office:value-type="float" office:value="90.1069518716578" calcext:value-type="float">
            <text:p>90.1069518717</text:p>
          </table:table-cell>
          <table:table-cell table:formula="of:=([.D3]-[.D2])/([.A3]-[.A2])" office:value-type="float" office:value="0.146321950397919" calcext:value-type="float">
            <text:p>0.146321950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247" calcext:value-type="float">
            <text:p>247</text:p>
          </table:table-cell>
          <table:table-cell table:formula="of:=[.C4]/[.B4]*100" office:value-type="float" office:value="85.7638888888889" calcext:value-type="float">
            <text:p>85.7638888889</text:p>
          </table:table-cell>
          <table:table-cell table:formula="of:=([.D4]-[.D3])/([.A4]-[.A3])" office:value-type="float" office:value="-4.34306298276887" calcext:value-type="float">
            <text:p>-4.34306298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199" calcext:value-type="float">
            <text:p>199</text:p>
          </table:table-cell>
          <table:table-cell table:formula="of:=[.C5]/[.B5]*100" office:value-type="float" office:value="83.9662447257384" calcext:value-type="float">
            <text:p>83.9662447257</text:p>
          </table:table-cell>
          <table:table-cell table:formula="of:=([.D5]-[.D4])/([.A5]-[.A4])" office:value-type="float" office:value="-1.79764416315049" calcext:value-type="float">
            <text:p>-1.797644163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table:formula="of:=[.C6]/[.B6]*100" office:value-type="float" office:value="79.8994974874372" calcext:value-type="float">
            <text:p>79.8994974874</text:p>
          </table:table-cell>
          <table:table-cell table:formula="of:=([.D6]-[.D5])/([.A6]-[.A5])" office:value-type="float" office:value="-4.0667472383012" calcext:value-type="float">
            <text:p>-4.066747238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table:formula="of:=[.C7]/[.B7]*100" office:value-type="float" office:value="68" calcext:value-type="float">
            <text:p>68</text:p>
          </table:table-cell>
          <table:table-cell table:formula="of:=([.D7]-[.D6])/([.A7]-[.A6])" office:value-type="float" office:value="-11.8994974874372" calcext:value-type="float">
            <text:p>-11.8994974874</text:p>
          </table:table-cell>
          <table:table-cell/>
          <table:table-cell office:value-type="string" calcext:value-type="string">
            <text:p>Full EPC length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85" calcext:value-type="float">
            <text:p>85</text:p>
          </table:table-cell>
          <table:table-cell table:formula="of:=[.C8]/[.B8]*100" office:value-type="float" office:value="53.4591194968554" calcext:value-type="float">
            <text:p>53.4591194969</text:p>
          </table:table-cell>
          <table:table-cell table:formula="of:=([.D8]-[.D7])/([.A8]-[.A7])" office:value-type="float" office:value="-14.5408805031447" calcext:value-type="float">
            <text:p>-14.540880503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table:formula="of:=[.C9]/[.B9]*100" office:value-type="float" office:value="68.5314685314685" calcext:value-type="float">
            <text:p>68.5314685315</text:p>
          </table:table-cell>
          <table:table-cell table:formula="of:=([.D9]-[.D8])/([.A9]-[.A8])" office:value-type="float" office:value="15.0723490346132" calcext:value-type="float">
            <text:p>15.072349034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table:formula="of:=[.C10]/[.B10]*100" office:value-type="float" office:value="58.3333333333333" calcext:value-type="float">
            <text:p>58.3333333333</text:p>
          </table:table-cell>
          <table:table-cell table:formula="of:=([.D10]-[.D9])/([.A10]-[.A9])" office:value-type="float" office:value="-10.1981351981352" calcext:value-type="float">
            <text:p>-10.198135198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table:formula="of:=[.C11]/[.B11]*100" office:value-type="float" office:value="61.4173228346457" calcext:value-type="float">
            <text:p>61.4173228346</text:p>
          </table:table-cell>
          <table:table-cell table:formula="of:=([.D11]-[.D10])/([.A11]-[.A10])" office:value-type="float" office:value="3.08398950131234" calcext:value-type="float">
            <text:p>3.083989501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formula="of:=[.C12]/[.B12]*100" office:value-type="float" office:value="60.8695652173913" calcext:value-type="float">
            <text:p>60.8695652174</text:p>
          </table:table-cell>
          <table:table-cell table:formula="of:=([.D12]-[.D11])/([.A12]-[.A11])" office:value-type="float" office:value="-0.547757617254362" calcext:value-type="float">
            <text:p>-0.547757617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table:formula="of:=[.C13]/[.B13]*100" office:value-type="float" office:value="53.2110091743119" calcext:value-type="float">
            <text:p>53.2110091743</text:p>
          </table:table-cell>
          <table:table-cell table:formula="of:=([.D13]-[.D12])/([.A13]-[.A12])" office:value-type="float" office:value="-7.65855604307938" calcext:value-type="float">
            <text:p>-7.658556043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formula="of:=[.C14]/[.B14]*100" office:value-type="float" office:value="64.2857142857143" calcext:value-type="float">
            <text:p>64.2857142857</text:p>
          </table:table-cell>
          <table:table-cell table:formula="of:=([.D14]-[.D13])/([.A14]-[.A13])" office:value-type="float" office:value="11.0747051114024" calcext:value-type="float">
            <text:p>11.074705111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C15]/[.B15]*100" office:value-type="float" office:value="38.8888888888889" calcext:value-type="float">
            <text:p>38.8888888889</text:p>
          </table:table-cell>
          <table:table-cell table:formula="of:=([.D15]-[.D14])/([.A15]-[.A14])" office:value-type="float" office:value="-25.3968253968254" calcext:value-type="float">
            <text:p>-25.396825396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C16]/[.B16]*100" office:value-type="float" office:value="38.8888888888889" calcext:value-type="float">
            <text:p>38.8888888889</text:p>
          </table:table-cell>
          <table:table-cell table:formula="of:=([.D16]-[.D15])/([.A16]-[.A1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48" calcext:value-type="float">
            <text:p>48</text:p>
          </table:table-cell>
          <table:table-cell table:formula="of:=[.C17]/[.B17]*100" office:value-type="float" office:value="48.9795918367347" calcext:value-type="float">
            <text:p>48.9795918367</text:p>
          </table:table-cell>
          <table:table-cell table:formula="of:=([.D17]-[.D16])/([.A17]-[.A16])" office:value-type="float" office:value="10.0907029478458" calcext:value-type="float">
            <text:p>10.090702947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 table:formula="of:=[.C18]/[.B18]*100" office:value-type="float" office:value="30.5555555555556" calcext:value-type="float">
            <text:p>30.5555555556</text:p>
          </table:table-cell>
          <table:table-cell table:formula="of:=([.D18]-[.D17])/([.A18]-[.A17])" office:value-type="float" office:value="-18.4240362811791" calcext:value-type="float">
            <text:p>-18.424036281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formula="of:=[.C19]/[.B19]*100" office:value-type="float" office:value="30.3921568627451" calcext:value-type="float">
            <text:p>30.3921568627</text:p>
          </table:table-cell>
          <table:table-cell table:formula="of:=([.D19]-[.D18])/([.A19]-[.A18])" office:value-type="float" office:value="-0.163398692810461" calcext:value-type="float">
            <text:p>-0.1633986928</text:p>
          </table:table-cell>
          <table:table-cell/>
          <table:table-cell office:value-type="string" calcext:value-type="string">
            <text:p>Num. Words needed to send a whole line over in 1 go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office:value-type="float" office:value="29" calcext:value-type="float">
            <text:p>29</text:p>
          </table:table-cell>
          <table:table-cell table:formula="of:=[.C20]/[.B20]*100" office:value-type="float" office:value="31.8681318681319" calcext:value-type="float">
            <text:p>31.8681318681</text:p>
          </table:table-cell>
          <table:table-cell table:formula="of:=([.D20]-[.D19])/([.A20]-[.A19])" office:value-type="float" office:value="1.47597500538677" calcext:value-type="float">
            <text:p>1.47597500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formula="of:=[.C21]/[.B21]*100" office:value-type="float" office:value="30.7692307692308" calcext:value-type="float">
            <text:p>30.7692307692</text:p>
          </table:table-cell>
          <table:table-cell table:formula="of:=([.D21]-[.D20])/([.A21]-[.A20])" office:value-type="float" office:value="-1.0989010989011" calcext:value-type="float">
            <text:p>-1.098901098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formula="of:=[.C22]/[.B22]*100" office:value-type="float" office:value="30.6818181818182" calcext:value-type="float">
            <text:p>30.6818181818</text:p>
          </table:table-cell>
          <table:table-cell table:formula="of:=([.D22]-[.D21])/([.A22]-[.A21])" office:value-type="float" office:value="-0.0874125874125866" calcext:value-type="float">
            <text:p>-0.087412587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table:formula="of:=[.C23]/[.B23]*100" office:value-type="float" office:value="29.8850574712644" calcext:value-type="float">
            <text:p>29.8850574713</text:p>
          </table:table-cell>
          <table:table-cell table:formula="of:=([.D23]-[.D22])/([.A23]-[.A22])" office:value-type="float" office:value="-0.796760710553812" calcext:value-type="float">
            <text:p>-0.796760710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table:formula="of:=[.C24]/[.B24]*100" office:value-type="float" office:value="21.2121212121212" calcext:value-type="float">
            <text:p>21.2121212121</text:p>
          </table:table-cell>
          <table:table-cell table:formula="of:=([.D24]-[.D23])/([.A24]-[.A23])" office:value-type="float" office:value="-8.67293625914316" calcext:value-type="float">
            <text:p>-8.672936259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table:formula="of:=[.C25]/[.B25]*100" office:value-type="float" office:value="18.0851063829787" calcext:value-type="float">
            <text:p>18.085106383</text:p>
          </table:table-cell>
          <table:table-cell table:formula="of:=([.D25]-[.D24])/([.A25]-[.A24])" office:value-type="float" office:value="-3.12701482914249" calcext:value-type="float">
            <text:p>-3.127014829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[.C26]/[.B26]*100" office:value-type="float" office:value="13.7254901960784" calcext:value-type="float">
            <text:p>13.7254901961</text:p>
          </table:table-cell>
          <table:table-cell table:formula="of:=([.D26]-[.D25])/([.A26]-[.A25])" office:value-type="float" office:value="-4.35961618690029" calcext:value-type="float">
            <text:p>-4.359616186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formula="of:=[.C27]/[.B27]*100" office:value-type="float" office:value="10.5263157894737" calcext:value-type="float">
            <text:p>10.5263157895</text:p>
          </table:table-cell>
          <table:table-cell table:formula="of:=([.D27]-[.D26])/([.A27]-[.A26])" office:value-type="float" office:value="-3.19917440660475" calcext:value-type="float">
            <text:p>-3.199174406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formula="of:=[.C28]/[.B28]*100" office:value-type="float" office:value="21.9512195121951" calcext:value-type="float">
            <text:p>21.9512195122</text:p>
          </table:table-cell>
          <table:table-cell table:formula="of:=([.D28]-[.D27])/([.A28]-[.A27])" office:value-type="float" office:value="11.4249037227214" calcext:value-type="float">
            <text:p>11.42490372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formula="of:=[.C29]/[.B29]*100" office:value-type="float" office:value="40.6779661016949" calcext:value-type="float">
            <text:p>40.6779661017</text:p>
          </table:table-cell>
          <table:table-cell table:formula="of:=([.D29]-[.D28])/([.A29]-[.A28])" office:value-type="float" office:value="18.7267465894998" calcext:value-type="float">
            <text:p>18.726746589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[.C30]/[.B30]*100" office:value-type="float" office:value="28.169014084507" calcext:value-type="float">
            <text:p>28.1690140845</text:p>
          </table:table-cell>
          <table:table-cell table:formula="of:=([.D30]-[.D29])/([.A30]-[.A29])" office:value-type="float" office:value="-12.5089520171879" calcext:value-type="float">
            <text:p>-12.5089520172</text:p>
          </table:table-cell>
          <table:table-cell/>
          <table:table-cell office:value-type="string" calcext:value-type="string">
            <text:p>Reader starts behaving weird and crashes randomly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table:formula="of:=[.C31]/[.B31]*100" office:value-type="float" office:value="22.0779220779221" calcext:value-type="float">
            <text:p>22.0779220779</text:p>
          </table:table-cell>
          <table:table-cell table:formula="of:=([.D31]-[.D30])/([.A31]-[.A30])" office:value-type="float" office:value="-6.09109200658497" calcext:value-type="float">
            <text:p>-6.0910920066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formula="of:=[.C32]/[.B32]*100" office:value-type="float" office:value="35.5932203389831" calcext:value-type="float">
            <text:p>35.593220339</text:p>
          </table:table-cell>
          <table:table-cell table:formula="of:=([.D32]-[.D31])/([.A32]-[.A31])" office:value-type="float" office:value="13.515298261061" calcext:value-type="float">
            <text:p>13.515298261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C33]/[.B33]*100" office:value-type="float" office:value="9.83606557377049" calcext:value-type="float">
            <text:p>9.8360655738</text:p>
          </table:table-cell>
          <table:table-cell table:formula="of:=([.D33]-[.D32])/([.A33]-[.A32])" office:value-type="float" office:value="-25.7571547652126" calcext:value-type="float">
            <text:p>-25.7571547652</text:p>
          </table:table-cell>
          <table:table-cell/>
          <table:table-cell office:value-type="string" calcext:value-type="string">
            <text:p>Reader crashes 100% of the time</text:p>
          </table:table-cell>
          <table:table-cell table:number-columns-repeated="5"/>
        </table:table-row>
        <table:table-row table:style-name="ro1" table:number-rows-repeated="29">
          <table:table-cell table:number-columns-repeated="12"/>
        </table:table-row>
        <table:table-row table:style-name="ro1">
          <table:table-cell office:value-type="string" calcext:value-type="string">
            <text:p>WISP5 10 secs, 10 cm, R4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1" calcext:value-type="float">
            <text:p>931</text:p>
          </table:table-cell>
          <table:table-cell office:value-type="float" office:value="767" calcext:value-type="float">
            <text:p>767</text:p>
          </table:table-cell>
          <table:table-cell table:formula="of:=[.C64]/[.B64]*100" office:value-type="float" office:value="82.3845327604726" calcext:value-type="float">
            <text:p>82.384532760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670" calcext:value-type="float">
            <text:p>670</text:p>
          </table:table-cell>
          <table:table-cell table:formula="of:=[.C65]/[.B65]*100" office:value-type="float" office:value="87.9265091863517" calcext:value-type="float">
            <text:p>87.926509186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33" calcext:value-type="float">
            <text:p>633</text:p>
          </table:table-cell>
          <table:table-cell table:formula="of:=[.C66]/[.B66]*100" office:value-type="float" office:value="90.8177905308465" calcext:value-type="float">
            <text:p>90.817790530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float" office:value="563" calcext:value-type="float">
            <text:p>563</text:p>
          </table:table-cell>
          <table:table-cell table:formula="of:=[.C67]/[.B67]*100" office:value-type="float" office:value="85.6925418569254" calcext:value-type="float">
            <text:p>85.692541856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8" calcext:value-type="float">
            <text:p>588</text:p>
          </table:table-cell>
          <table:table-cell office:value-type="float" office:value="514" calcext:value-type="float">
            <text:p>514</text:p>
          </table:table-cell>
          <table:table-cell table:formula="of:=[.C68]/[.B68]*100" office:value-type="float" office:value="87.4149659863945" calcext:value-type="float">
            <text:p>87.41496598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float" office:value="461" calcext:value-type="float">
            <text:p>461</text:p>
          </table:table-cell>
          <table:table-cell table:formula="of:=[.C69]/[.B69]*100" office:value-type="float" office:value="85.3703703703704" calcext:value-type="float">
            <text:p>85.370370370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7" calcext:value-type="float">
            <text:p>497</text:p>
          </table:table-cell>
          <table:table-cell office:value-type="float" office:value="406" calcext:value-type="float">
            <text:p>406</text:p>
          </table:table-cell>
          <table:table-cell table:formula="of:=[.C70]/[.B70]*100" office:value-type="float" office:value="81.6901408450704" calcext:value-type="float">
            <text:p>81.690140845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" calcext:value-type="float">
            <text:p>472</text:p>
          </table:table-cell>
          <table:table-cell office:value-type="float" office:value="391" calcext:value-type="float">
            <text:p>391</text:p>
          </table:table-cell>
          <table:table-cell table:formula="of:=[.C71]/[.B71]*100" office:value-type="float" office:value="82.8389830508475" calcext:value-type="float">
            <text:p>82.83898305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334" calcext:value-type="float">
            <text:p>334</text:p>
          </table:table-cell>
          <table:table-cell table:formula="of:=[.C72]/[.B72]*100" office:value-type="float" office:value="77.8554778554778" calcext:value-type="float">
            <text:p>77.855477855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" calcext:value-type="float">
            <text:p>429</text:p>
          </table:table-cell>
          <table:table-cell office:value-type="float" office:value="343" calcext:value-type="float">
            <text:p>343</text:p>
          </table:table-cell>
          <table:table-cell table:formula="of:=[.C73]/[.B73]*100" office:value-type="float" office:value="79.95337995338" calcext:value-type="float">
            <text:p>79.95337995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table:formula="of:=[.C74]/[.B74]*100" office:value-type="float" office:value="77.4358974358974" calcext:value-type="float">
            <text:p>77.435897435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72" calcext:value-type="float">
            <text:p>272</text:p>
          </table:table-cell>
          <table:table-cell table:formula="of:=[.C75]/[.B75]*100" office:value-type="float" office:value="73.9130434782609" calcext:value-type="float">
            <text:p>73.913043478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float" office:value="254" calcext:value-type="float">
            <text:p>254</text:p>
          </table:table-cell>
          <table:table-cell table:formula="of:=[.C76]/[.B76]*100" office:value-type="float" office:value="70.1657458563536" calcext:value-type="float">
            <text:p>70.165745856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9" calcext:value-type="float">
            <text:p>349</text:p>
          </table:table-cell>
          <table:table-cell office:value-type="float" office:value="254" calcext:value-type="float">
            <text:p>254</text:p>
          </table:table-cell>
          <table:table-cell table:formula="of:=[.C77]/[.B77]*100" office:value-type="float" office:value="72.7793696275072" calcext:value-type="float">
            <text:p>72.7793696275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office:value-type="float" office:value="236" calcext:value-type="float">
            <text:p>236</text:p>
          </table:table-cell>
          <table:table-cell table:formula="of:=[.C78]/[.B78]*100" office:value-type="float" office:value="72.17125382263" calcext:value-type="float">
            <text:p>72.171253822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" calcext:value-type="float">
            <text:p>326</text:p>
          </table:table-cell>
          <table:table-cell office:value-type="float" office:value="230" calcext:value-type="float">
            <text:p>230</text:p>
          </table:table-cell>
          <table:table-cell table:formula="of:=[.C79]/[.B79]*100" office:value-type="float" office:value="70.5521472392638" calcext:value-type="float">
            <text:p>70.55214723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203" calcext:value-type="float">
            <text:p>203</text:p>
          </table:table-cell>
          <table:table-cell table:formula="of:=[.C80]/[.B80]*100" office:value-type="float" office:value="66.7763157894737" calcext:value-type="float">
            <text:p>66.776315789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  <table:table-cell office:value-type="float" office:value="215" calcext:value-type="float">
            <text:p>215</text:p>
          </table:table-cell>
          <table:table-cell table:formula="of:=[.C81]/[.B81]*100" office:value-type="float" office:value="71.4285714285714" calcext:value-type="float">
            <text:p>71.428571428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office:value-type="float" office:value="193" calcext:value-type="float">
            <text:p>193</text:p>
          </table:table-cell>
          <table:table-cell table:formula="of:=[.C82]/[.B82]*100" office:value-type="float" office:value="67.2473867595819" calcext:value-type="float">
            <text:p>67.247386759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7" calcext:value-type="float">
            <text:p>277</text:p>
          </table:table-cell>
          <table:table-cell office:value-type="float" office:value="170" calcext:value-type="float">
            <text:p>170</text:p>
          </table:table-cell>
          <table:table-cell table:formula="of:=[.C83]/[.B83]*100" office:value-type="float" office:value="61.3718411552347" calcext:value-type="float">
            <text:p>61.371841155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0" calcext:value-type="float">
            <text:p>280</text:p>
          </table:table-cell>
          <table:table-cell office:value-type="float" office:value="163" calcext:value-type="float">
            <text:p>163</text:p>
          </table:table-cell>
          <table:table-cell table:formula="of:=[.C84]/[.B84]*100" office:value-type="float" office:value="58.2142857142857" calcext:value-type="float">
            <text:p>58.214285714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1" calcext:value-type="float">
            <text:p>261</text:p>
          </table:table-cell>
          <table:table-cell office:value-type="float" office:value="159" calcext:value-type="float">
            <text:p>159</text:p>
          </table:table-cell>
          <table:table-cell table:formula="of:=[.C85]/[.B85]*100" office:value-type="float" office:value="60.9195402298851" calcext:value-type="float">
            <text:p>60.9195402299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table:formula="of:=[.C86]/[.B86]*100" office:value-type="float" office:value="57.8125" calcext:value-type="float">
            <text:p>57.8125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36" calcext:value-type="float">
            <text:p>136</text:p>
          </table:table-cell>
          <table:table-cell table:formula="of:=[.C87]/[.B87]*100" office:value-type="float" office:value="53.968253968254" calcext:value-type="float">
            <text:p>53.9682539683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table:formula="of:=[.C88]/[.B88]*100" office:value-type="float" office:value="62.0408163265306" calcext:value-type="float">
            <text:p>62.040816326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table:formula="of:=[.C89]/[.B89]*100" office:value-type="float" office:value="55.5102040816327" calcext:value-type="float">
            <text:p>55.510204081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table:formula="of:=[.C90]/[.B90]*100" office:value-type="float" office:value="50.2145922746781" calcext:value-type="float">
            <text:p>50.214592274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office:value-type="float" office:value="123" calcext:value-type="float">
            <text:p>123</text:p>
          </table:table-cell>
          <table:table-cell table:formula="of:=[.C91]/[.B91]*100" office:value-type="float" office:value="53.0172413793103" calcext:value-type="float">
            <text:p>53.0172413793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127" calcext:value-type="float">
            <text:p>127</text:p>
          </table:table-cell>
          <table:table-cell table:formula="of:=[.C92]/[.B92]*100" office:value-type="float" office:value="55.9471365638767" calcext:value-type="float">
            <text:p>55.947136563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8" calcext:value-type="float">
            <text:p>228</text:p>
          </table:table-cell>
          <table:table-cell office:value-type="float" office:value="113" calcext:value-type="float">
            <text:p>113</text:p>
          </table:table-cell>
          <table:table-cell table:formula="of:=[.C93]/[.B93]*100" office:value-type="float" office:value="49.5614035087719" calcext:value-type="float">
            <text:p>49.5614035088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125" calcext:value-type="float">
            <text:p>125</text:p>
          </table:table-cell>
          <table:table-cell table:formula="of:=[.C94]/[.B94]*100" office:value-type="float" office:value="55.5555555555556" calcext:value-type="float">
            <text:p>55.555555555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table:formula="of:=[.C95]/[.B95]*100" office:value-type="float" office:value="49.7757847533632" calcext:value-type="float">
            <text:p>49.7757847534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WISP5 10 secs, 20 cm, R4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5" calcext:value-type="float">
            <text:p>845</text:p>
          </table:table-cell>
          <table:table-cell office:value-type="float" office:value="766" calcext:value-type="float">
            <text:p>766</text:p>
          </table:table-cell>
          <table:table-cell table:formula="of:=[.C102]/[.B102]*100" office:value-type="float" office:value="90.6508875739645" calcext:value-type="float">
            <text:p>90.65088757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7" calcext:value-type="float">
            <text:p>757</text:p>
          </table:table-cell>
          <table:table-cell office:value-type="float" office:value="683" calcext:value-type="float">
            <text:p>683</text:p>
          </table:table-cell>
          <table:table-cell table:formula="of:=[.C103]/[.B103]*100" office:value-type="float" office:value="90.224570673712" calcext:value-type="float">
            <text:p>90.2245706737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float" office:value="606" calcext:value-type="float">
            <text:p>606</text:p>
          </table:table-cell>
          <table:table-cell table:formula="of:=[.C104]/[.B104]*100" office:value-type="float" office:value="89.6449704142012" calcext:value-type="float">
            <text:p>89.644970414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510" calcext:value-type="float">
            <text:p>510</text:p>
          </table:table-cell>
          <table:table-cell table:formula="of:=[.C105]/[.B105]*100" office:value-type="float" office:value="86.8824531516184" calcext:value-type="float">
            <text:p>86.882453151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office:value-type="float" office:value="442" calcext:value-type="float">
            <text:p>442</text:p>
          </table:table-cell>
          <table:table-cell table:formula="of:=[.C106]/[.B106]*100" office:value-type="float" office:value="81.25" calcext:value-type="float">
            <text:p>81.2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452" calcext:value-type="float">
            <text:p>452</text:p>
          </table:table-cell>
          <table:table-cell table:formula="of:=[.C107]/[.B107]*100" office:value-type="float" office:value="85.4442344045369" calcext:value-type="float">
            <text:p>85.444234404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390" calcext:value-type="float">
            <text:p>390</text:p>
          </table:table-cell>
          <table:table-cell table:formula="of:=[.C108]/[.B108]*100" office:value-type="float" office:value="81.7610062893082" calcext:value-type="float">
            <text:p>81.761006289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345" calcext:value-type="float">
            <text:p>345</text:p>
          </table:table-cell>
          <table:table-cell table:formula="of:=[.C109]/[.B109]*100" office:value-type="float" office:value="78.5876993166287" calcext:value-type="float">
            <text:p>78.587699316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  <table:table-cell office:value-type="float" office:value="305" calcext:value-type="float">
            <text:p>305</text:p>
          </table:table-cell>
          <table:table-cell table:formula="of:=[.C110]/[.B110]*100" office:value-type="float" office:value="74.5721271393643" calcext:value-type="float">
            <text:p>74.572127139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9" calcext:value-type="float">
            <text:p>399</text:p>
          </table:table-cell>
          <table:table-cell office:value-type="float" office:value="295" calcext:value-type="float">
            <text:p>295</text:p>
          </table:table-cell>
          <table:table-cell table:formula="of:=[.C111]/[.B111]*100" office:value-type="float" office:value="73.9348370927318" calcext:value-type="float">
            <text:p>73.934837092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95" calcext:value-type="float">
            <text:p>295</text:p>
          </table:table-cell>
          <table:table-cell table:formula="of:=[.C112]/[.B112]*100" office:value-type="float" office:value="76.6233766233766" calcext:value-type="float">
            <text:p>76.623376623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77" calcext:value-type="float">
            <text:p>277</text:p>
          </table:table-cell>
          <table:table-cell table:formula="of:=[.C113]/[.B113]*100" office:value-type="float" office:value="75.2717391304348" calcext:value-type="float">
            <text:p>75.271739130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1" calcext:value-type="float">
            <text:p>341</text:p>
          </table:table-cell>
          <table:table-cell office:value-type="float" office:value="238" calcext:value-type="float">
            <text:p>238</text:p>
          </table:table-cell>
          <table:table-cell table:formula="of:=[.C114]/[.B114]*100" office:value-type="float" office:value="69.7947214076246" calcext:value-type="float">
            <text:p>69.794721407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office:value-type="float" office:value="194" calcext:value-type="float">
            <text:p>194</text:p>
          </table:table-cell>
          <table:table-cell table:formula="of:=[.C115]/[.B115]*100" office:value-type="float" office:value="61.0062893081761" calcext:value-type="float">
            <text:p>61.006289308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  <table:table-cell table:formula="of:=[.C116]/[.B116]*100" office:value-type="float" office:value="66.2686567164179" calcext:value-type="float">
            <text:p>66.268656716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192" calcext:value-type="float">
            <text:p>192</text:p>
          </table:table-cell>
          <table:table-cell table:formula="of:=[.C117]/[.B117]*100" office:value-type="float" office:value="62.1359223300971" calcext:value-type="float">
            <text:p>62.135922330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table:formula="of:=[.C118]/[.B118]*100" office:value-type="float" office:value="62.2950819672131" calcext:value-type="float">
            <text:p>62.295081967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191" calcext:value-type="float">
            <text:p>191</text:p>
          </table:table-cell>
          <table:table-cell table:formula="of:=[.C119]/[.B119]*100" office:value-type="float" office:value="64.527027027027" calcext:value-type="float">
            <text:p>64.52702702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3" calcext:value-type="float">
            <text:p>293</text:p>
          </table:table-cell>
          <table:table-cell office:value-type="float" office:value="179" calcext:value-type="float">
            <text:p>179</text:p>
          </table:table-cell>
          <table:table-cell table:formula="of:=[.C120]/[.B120]*100" office:value-type="float" office:value="61.0921501706485" calcext:value-type="float">
            <text:p>61.092150170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office:value-type="float" office:value="159" calcext:value-type="float">
            <text:p>159</text:p>
          </table:table-cell>
          <table:table-cell table:formula="of:=[.C121]/[.B121]*100" office:value-type="float" office:value="57.6086956521739" calcext:value-type="float">
            <text:p>57.608695652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7" calcext:value-type="float">
            <text:p>267</text:p>
          </table:table-cell>
          <table:table-cell office:value-type="float" office:value="149" calcext:value-type="float">
            <text:p>149</text:p>
          </table:table-cell>
          <table:table-cell table:formula="of:=[.C122]/[.B122]*100" office:value-type="float" office:value="55.8052434456929" calcext:value-type="float">
            <text:p>55.805243445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table:formula="of:=[.C123]/[.B123]*100" office:value-type="float" office:value="55.5133079847909" calcext:value-type="float">
            <text:p>55.513307984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117" calcext:value-type="float">
            <text:p>117</text:p>
          </table:table-cell>
          <table:table-cell table:formula="of:=[.C124]/[.B124]*100" office:value-type="float" office:value="47.1774193548387" calcext:value-type="float">
            <text:p>47.177419354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8" calcext:value-type="float">
            <text:p>268</text:p>
          </table:table-cell>
          <table:table-cell office:value-type="float" office:value="147" calcext:value-type="float">
            <text:p>147</text:p>
          </table:table-cell>
          <table:table-cell table:formula="of:=[.C125]/[.B125]*100" office:value-type="float" office:value="54.8507462686567" calcext:value-type="float">
            <text:p>54.8507462687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4" calcext:value-type="float">
            <text:p>234</text:p>
          </table:table-cell>
          <table:table-cell office:value-type="float" office:value="122" calcext:value-type="float">
            <text:p>122</text:p>
          </table:table-cell>
          <table:table-cell table:formula="of:=[.C126]/[.B126]*100" office:value-type="float" office:value="52.1367521367522" calcext:value-type="float">
            <text:p>52.136752136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office:value-type="float" office:value="115" calcext:value-type="float">
            <text:p>115</text:p>
          </table:table-cell>
          <table:table-cell table:formula="of:=[.C127]/[.B127]*100" office:value-type="float" office:value="48.936170212766" calcext:value-type="float">
            <text:p>48.9361702128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" calcext:value-type="float">
            <text:p>234</text:p>
          </table:table-cell>
          <table:table-cell office:value-type="float" office:value="123" calcext:value-type="float">
            <text:p>123</text:p>
          </table:table-cell>
          <table:table-cell table:formula="of:=[.C128]/[.B128]*100" office:value-type="float" office:value="52.5641025641026" calcext:value-type="float">
            <text:p>52.564102564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table:formula="of:=[.C129]/[.B129]*100" office:value-type="float" office:value="41.1504424778761" calcext:value-type="float">
            <text:p>41.150442477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106" calcext:value-type="float">
            <text:p>106</text:p>
          </table:table-cell>
          <table:table-cell table:formula="of:=[.C130]/[.B130]*100" office:value-type="float" office:value="47.7477477477478" calcext:value-type="float">
            <text:p>47.7477477477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99" calcext:value-type="float">
            <text:p>99</text:p>
          </table:table-cell>
          <table:table-cell table:formula="of:=[.C131]/[.B131]*100" office:value-type="float" office:value="43.8053097345133" calcext:value-type="float">
            <text:p>43.805309734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94" calcext:value-type="float">
            <text:p>94</text:p>
          </table:table-cell>
          <table:table-cell table:formula="of:=[.C132]/[.B132]*100" office:value-type="float" office:value="42.9223744292237" calcext:value-type="float">
            <text:p>42.922374429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8" calcext:value-type="float">
            <text:p>218</text:p>
          </table:table-cell>
          <table:table-cell office:value-type="float" office:value="97" calcext:value-type="float">
            <text:p>97</text:p>
          </table:table-cell>
          <table:table-cell table:formula="of:=[.C133]/[.B133]*100" office:value-type="float" office:value="44.4954128440367" calcext:value-type="float">
            <text:p>44.495412844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WISP5 10 secs, 30 cm, R4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803" calcext:value-type="float">
            <text:p>803</text:p>
          </table:table-cell>
          <table:table-cell table:formula="of:=[.C138]/[.B138]*100" office:value-type="float" office:value="92.6182237600923" calcext:value-type="float">
            <text:p>92.6182237601</text:p>
          </table:table-cell>
          <table:table-cell table:number-columns-repeated="8"/>
        </table:table-row>
        <table:table-row table:style-name="ro1">
          <table:table-cell table:formula="of:=[.A138]+1" office:value-type="float" office:value="2" calcext:value-type="float">
            <text:p>2</text:p>
          </table:table-cell>
          <table:table-cell office:value-type="float" office:value="762" calcext:value-type="float">
            <text:p>762</text:p>
          </table:table-cell>
          <table:table-cell office:value-type="float" office:value="690" calcext:value-type="float">
            <text:p>690</text:p>
          </table:table-cell>
          <table:table-cell table:formula="of:=[.C139]/[.B139]*100" office:value-type="float" office:value="90.5511811023622" calcext:value-type="float">
            <text:p>90.5511811024</text:p>
          </table:table-cell>
          <table:table-cell table:number-columns-repeated="8"/>
        </table:table-row>
        <table:table-row table:style-name="ro1">
          <table:table-cell table:formula="of:=[.A139]+1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29" calcext:value-type="float">
            <text:p>629</text:p>
          </table:table-cell>
          <table:table-cell table:formula="of:=[.C140]/[.B140]*100" office:value-type="float" office:value="90.2439024390244" calcext:value-type="float">
            <text:p>90.243902439</text:p>
          </table:table-cell>
          <table:table-cell table:number-columns-repeated="8"/>
        </table:table-row>
        <table:table-row table:style-name="ro1">
          <table:table-cell table:formula="of:=[.A140]+1"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office:value-type="float" office:value="515" calcext:value-type="float">
            <text:p>515</text:p>
          </table:table-cell>
          <table:table-cell table:formula="of:=[.C141]/[.B141]*100" office:value-type="float" office:value="86.5546218487395" calcext:value-type="float">
            <text:p>86.5546218487</text:p>
          </table:table-cell>
          <table:table-cell table:number-columns-repeated="8"/>
        </table:table-row>
        <table:table-row table:style-name="ro1">
          <table:table-cell table:formula="of:=[.A141]+1"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510" calcext:value-type="float">
            <text:p>510</text:p>
          </table:table-cell>
          <table:table-cell table:formula="of:=[.C142]/[.B142]*100" office:value-type="float" office:value="87.3287671232877" calcext:value-type="float">
            <text:p>87.3287671233</text:p>
          </table:table-cell>
          <table:table-cell table:number-columns-repeated="8"/>
        </table:table-row>
        <table:table-row table:style-name="ro1">
          <table:table-cell table:formula="of:=[.A142]+1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410" calcext:value-type="float">
            <text:p>410</text:p>
          </table:table-cell>
          <table:table-cell table:formula="of:=[.C143]/[.B143]*100" office:value-type="float" office:value="80.5500982318271" calcext:value-type="float">
            <text:p>80.5500982318</text:p>
          </table:table-cell>
          <table:table-cell table:number-columns-repeated="8"/>
        </table:table-row>
        <table:table-row table:style-name="ro1">
          <table:table-cell table:formula="of:=[.A143]+1" office:value-type="float" office:value="7" calcext:value-type="float">
            <text:p>7</text:p>
          </table:table-cell>
          <table:table-cell office:value-type="float" office:value="486" calcext:value-type="float">
            <text:p>486</text:p>
          </table:table-cell>
          <table:table-cell office:value-type="float" office:value="380" calcext:value-type="float">
            <text:p>380</text:p>
          </table:table-cell>
          <table:table-cell table:formula="of:=[.C144]/[.B144]*100" office:value-type="float" office:value="78.1893004115226" calcext:value-type="float">
            <text:p>78.1893004115</text:p>
          </table:table-cell>
          <table:table-cell table:number-columns-repeated="8"/>
        </table:table-row>
        <table:table-row table:style-name="ro1">
          <table:table-cell table:formula="of:=[.A144]+1" office:value-type="float" office:value="8" calcext:value-type="float">
            <text:p>8</text:p>
          </table:table-cell>
          <table:table-cell office:value-type="float" office:value="453" calcext:value-type="float">
            <text:p>453</text:p>
          </table:table-cell>
          <table:table-cell office:value-type="float" office:value="348" calcext:value-type="float">
            <text:p>348</text:p>
          </table:table-cell>
          <table:table-cell table:formula="of:=[.C145]/[.B145]*100" office:value-type="float" office:value="76.8211920529801" calcext:value-type="float">
            <text:p>76.821192053</text:p>
          </table:table-cell>
          <table:table-cell table:number-columns-repeated="8"/>
        </table:table-row>
        <table:table-row table:style-name="ro1">
          <table:table-cell table:formula="of:=[.A145]+1" office:value-type="float" office:value="9" calcext:value-type="float">
            <text:p>9</text:p>
          </table:table-cell>
          <table:table-cell office:value-type="float" office:value="433" calcext:value-type="float">
            <text:p>433</text:p>
          </table:table-cell>
          <table:table-cell office:value-type="float" office:value="331" calcext:value-type="float">
            <text:p>331</text:p>
          </table:table-cell>
          <table:table-cell table:formula="of:=[.C146]/[.B146]*100" office:value-type="float" office:value="76.4434180138568" calcext:value-type="float">
            <text:p>76.4434180139</text:p>
          </table:table-cell>
          <table:table-cell table:number-columns-repeated="8"/>
        </table:table-row>
        <table:table-row table:style-name="ro1">
          <table:table-cell table:formula="of:=[.A146]+1"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office:value-type="float" office:value="329" calcext:value-type="float">
            <text:p>329</text:p>
          </table:table-cell>
          <table:table-cell table:formula="of:=[.C147]/[.B147]*100" office:value-type="float" office:value="78.5202863961814" calcext:value-type="float">
            <text:p>78.5202863962</text:p>
          </table:table-cell>
          <table:table-cell table:number-columns-repeated="8"/>
        </table:table-row>
        <table:table-row table:style-name="ro1">
          <table:table-cell table:formula="of:=[.A147]+1"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74" calcext:value-type="float">
            <text:p>274</text:p>
          </table:table-cell>
          <table:table-cell table:formula="of:=[.C148]/[.B148]*100" office:value-type="float" office:value="71.1688311688312" calcext:value-type="float">
            <text:p>71.1688311688</text:p>
          </table:table-cell>
          <table:table-cell table:number-columns-repeated="8"/>
        </table:table-row>
        <table:table-row table:style-name="ro1">
          <table:table-cell table:formula="of:=[.A148]+1"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office:value-type="float" office:value="262" calcext:value-type="float">
            <text:p>262</text:p>
          </table:table-cell>
          <table:table-cell table:formula="of:=[.C149]/[.B149]*100" office:value-type="float" office:value="71.195652173913" calcext:value-type="float">
            <text:p>71.1956521739</text:p>
          </table:table-cell>
          <table:table-cell table:number-columns-repeated="8"/>
        </table:table-row>
        <table:table-row table:style-name="ro1">
          <table:table-cell table:formula="of:=[.A149]+1" office:value-type="float" office:value="13" calcext:value-type="float">
            <text:p>13</text:p>
          </table:table-cell>
          <table:table-cell office:value-type="float" office:value="366" calcext:value-type="float">
            <text:p>366</text:p>
          </table:table-cell>
          <table:table-cell office:value-type="float" office:value="265" calcext:value-type="float">
            <text:p>265</text:p>
          </table:table-cell>
          <table:table-cell table:formula="of:=[.C150]/[.B150]*100" office:value-type="float" office:value="72.4043715846995" calcext:value-type="float">
            <text:p>72.4043715847</text:p>
          </table:table-cell>
          <table:table-cell table:number-columns-repeated="8"/>
        </table:table-row>
        <table:table-row table:style-name="ro1">
          <table:table-cell table:formula="of:=[.A150]+1" office:value-type="float" office:value="14" calcext:value-type="float">
            <text:p>14</text:p>
          </table:table-cell>
          <table:table-cell office:value-type="float" office:value="346" calcext:value-type="float">
            <text:p>346</text:p>
          </table:table-cell>
          <table:table-cell office:value-type="float" office:value="247" calcext:value-type="float">
            <text:p>247</text:p>
          </table:table-cell>
          <table:table-cell table:formula="of:=[.C151]/[.B151]*100" office:value-type="float" office:value="71.3872832369942" calcext:value-type="float">
            <text:p>71.387283237</text:p>
          </table:table-cell>
          <table:table-cell table:number-columns-repeated="8"/>
        </table:table-row>
        <table:table-row table:style-name="ro1">
          <table:table-cell table:formula="of:=[.A151]+1" office:value-type="float" office:value="15" calcext:value-type="float">
            <text:p>15</text:p>
          </table:table-cell>
          <table:table-cell office:value-type="float" office:value="319" calcext:value-type="float">
            <text:p>319</text:p>
          </table:table-cell>
          <table:table-cell office:value-type="float" office:value="198" calcext:value-type="float">
            <text:p>198</text:p>
          </table:table-cell>
          <table:table-cell table:formula="of:=[.C152]/[.B152]*100" office:value-type="float" office:value="62.0689655172414" calcext:value-type="float">
            <text:p>62.0689655172</text:p>
          </table:table-cell>
          <table:table-cell table:number-columns-repeated="8"/>
        </table:table-row>
        <table:table-row table:style-name="ro1">
          <table:table-cell table:formula="of:=[.A152]+1" office:value-type="float" office:value="16" calcext:value-type="float">
            <text:p>16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  <table:table-cell table:formula="of:=[.C153]/[.B153]*100" office:value-type="float" office:value="61.6129032258065" calcext:value-type="float">
            <text:p>61.6129032258</text:p>
          </table:table-cell>
          <table:table-cell table:number-columns-repeated="8"/>
        </table:table-row>
        <table:table-row table:style-name="ro1">
          <table:table-cell table:formula="of:=[.A153]+1"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190" calcext:value-type="float">
            <text:p>190</text:p>
          </table:table-cell>
          <table:table-cell table:formula="of:=[.C154]/[.B154]*100" office:value-type="float" office:value="61.2903225806452" calcext:value-type="float">
            <text:p>61.2903225806</text:p>
          </table:table-cell>
          <table:table-cell table:number-columns-repeated="8"/>
        </table:table-row>
        <table:table-row table:style-name="ro1">
          <table:table-cell table:formula="of:=[.A154]+1" office:value-type="float" office:value="18" calcext:value-type="float">
            <text:p>18</text:p>
          </table:table-cell>
          <table:table-cell office:value-type="float" office:value="299" calcext:value-type="float">
            <text:p>299</text:p>
          </table:table-cell>
          <table:table-cell office:value-type="float" office:value="175" calcext:value-type="float">
            <text:p>175</text:p>
          </table:table-cell>
          <table:table-cell table:formula="of:=[.C155]/[.B155]*100" office:value-type="float" office:value="58.5284280936455" calcext:value-type="float">
            <text:p>58.5284280936</text:p>
          </table:table-cell>
          <table:table-cell table:number-columns-repeated="8"/>
        </table:table-row>
        <table:table-row table:style-name="ro1">
          <table:table-cell table:formula="of:=[.A155]+1"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float" office:value="173" calcext:value-type="float">
            <text:p>173</text:p>
          </table:table-cell>
          <table:table-cell table:formula="of:=[.C156]/[.B156]*100" office:value-type="float" office:value="59.8615916955017" calcext:value-type="float">
            <text:p>59.8615916955</text:p>
          </table:table-cell>
          <table:table-cell table:number-columns-repeated="8"/>
        </table:table-row>
        <table:table-row table:style-name="ro1">
          <table:table-cell table:formula="of:=[.A156]+1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60" calcext:value-type="float">
            <text:p>160</text:p>
          </table:table-cell>
          <table:table-cell table:formula="of:=[.C157]/[.B157]*100" office:value-type="float" office:value="56.5371024734982" calcext:value-type="float">
            <text:p>56.5371024735</text:p>
          </table:table-cell>
          <table:table-cell table:number-columns-repeated="8"/>
        </table:table-row>
        <table:table-row table:style-name="ro1">
          <table:table-cell table:formula="of:=[.A157]+1" office:value-type="float" office:value="21" calcext:value-type="float">
            <text:p>21</text:p>
          </table:table-cell>
          <table:table-cell office:value-type="float" office:value="275" calcext:value-type="float">
            <text:p>275</text:p>
          </table:table-cell>
          <table:table-cell office:value-type="float" office:value="156" calcext:value-type="float">
            <text:p>156</text:p>
          </table:table-cell>
          <table:table-cell table:formula="of:=[.C158]/[.B158]*100" office:value-type="float" office:value="56.7272727272727" calcext:value-type="float">
            <text:p>56.7272727273</text:p>
          </table:table-cell>
          <table:table-cell table:number-columns-repeated="8"/>
        </table:table-row>
        <table:table-row table:style-name="ro1">
          <table:table-cell table:formula="of:=[.A158]+1"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162" calcext:value-type="float">
            <text:p>162</text:p>
          </table:table-cell>
          <table:table-cell table:formula="of:=[.C159]/[.B159]*100" office:value-type="float" office:value="58.0645161290323" calcext:value-type="float">
            <text:p>58.064516129</text:p>
          </table:table-cell>
          <table:table-cell table:number-columns-repeated="8"/>
        </table:table-row>
        <table:table-row table:style-name="ro1">
          <table:table-cell table:formula="of:=[.A159]+1" office:value-type="float" office:value="23" calcext:value-type="float">
            <text:p>23</text:p>
          </table:table-cell>
          <table:table-cell office:value-type="float" office:value="262" calcext:value-type="float">
            <text:p>262</text:p>
          </table:table-cell>
          <table:table-cell office:value-type="float" office:value="147" calcext:value-type="float">
            <text:p>147</text:p>
          </table:table-cell>
          <table:table-cell table:formula="of:=[.C160]/[.B160]*100" office:value-type="float" office:value="56.1068702290076" calcext:value-type="float">
            <text:p>56.106870229</text:p>
          </table:table-cell>
          <table:table-cell table:number-columns-repeated="8"/>
        </table:table-row>
        <table:table-row table:style-name="ro1">
          <table:table-cell table:formula="of:=[.A160]+1" office:value-type="float" office:value="24" calcext:value-type="float">
            <text:p>2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formula="of:=[.C161]/[.B161]*100" office:value-type="float" office:value="50.7936507936508" calcext:value-type="float">
            <text:p>50.7936507937</text:p>
          </table:table-cell>
          <table:table-cell table:number-columns-repeated="8"/>
        </table:table-row>
        <table:table-row table:style-name="ro1">
          <table:table-cell table:formula="of:=[.A161]+1" office:value-type="float" office:value="25" calcext:value-type="float">
            <text:p>25</text:p>
          </table:table-cell>
          <table:table-cell office:value-type="float" office:value="252" calcext:value-type="float">
            <text:p>252</text:p>
          </table:table-cell>
          <table:table-cell office:value-type="float" office:value="109" calcext:value-type="float">
            <text:p>109</text:p>
          </table:table-cell>
          <table:table-cell table:formula="of:=[.C162]/[.B162]*100" office:value-type="float" office:value="43.2539682539683" calcext:value-type="float">
            <text:p>43.253968254</text:p>
          </table:table-cell>
          <table:table-cell table:number-columns-repeated="8"/>
        </table:table-row>
        <table:table-row table:style-name="ro1">
          <table:table-cell table:formula="of:=[.A162]+1" office:value-type="float" office:value="26" calcext:value-type="float">
            <text:p>26</text:p>
          </table:table-cell>
          <table:table-cell office:value-type="float" office:value="253" calcext:value-type="float">
            <text:p>253</text:p>
          </table:table-cell>
          <table:table-cell office:value-type="float" office:value="121" calcext:value-type="float">
            <text:p>121</text:p>
          </table:table-cell>
          <table:table-cell table:formula="of:=[.C163]/[.B163]*100" office:value-type="float" office:value="47.8260869565217" calcext:value-type="float">
            <text:p>47.8260869565</text:p>
          </table:table-cell>
          <table:table-cell table:number-columns-repeated="8"/>
        </table:table-row>
        <table:table-row table:style-name="ro1">
          <table:table-cell table:formula="of:=[.A163]+1"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110" calcext:value-type="float">
            <text:p>110</text:p>
          </table:table-cell>
          <table:table-cell table:formula="of:=[.C164]/[.B164]*100" office:value-type="float" office:value="45.643153526971" calcext:value-type="float">
            <text:p>45.643153527</text:p>
          </table:table-cell>
          <table:table-cell table:number-columns-repeated="8"/>
        </table:table-row>
        <table:table-row table:style-name="ro1">
          <table:table-cell table:formula="of:=[.A164]+1"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formula="of:=[.C165]/[.B165]*100" office:value-type="float" office:value="49.3670886075949" calcext:value-type="float">
            <text:p>49.3670886076</text:p>
          </table:table-cell>
          <table:table-cell table:number-columns-repeated="8"/>
        </table:table-row>
        <table:table-row table:style-name="ro1">
          <table:table-cell table:formula="of:=[.A165]+1"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106" calcext:value-type="float">
            <text:p>106</text:p>
          </table:table-cell>
          <table:table-cell table:formula="of:=[.C166]/[.B166]*100" office:value-type="float" office:value="46.2882096069869" calcext:value-type="float">
            <text:p>46.288209607</text:p>
          </table:table-cell>
          <table:table-cell table:number-columns-repeated="8"/>
        </table:table-row>
        <table:table-row table:style-name="ro1">
          <table:table-cell table:formula="of:=[.A166]+1"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  <table:table-cell office:value-type="float" office:value="112" calcext:value-type="float">
            <text:p>112</text:p>
          </table:table-cell>
          <table:table-cell table:formula="of:=[.C167]/[.B167]*100" office:value-type="float" office:value="48.9082969432314" calcext:value-type="float">
            <text:p>48.9082969432</text:p>
          </table:table-cell>
          <table:table-cell table:number-columns-repeated="8"/>
        </table:table-row>
        <table:table-row table:style-name="ro1">
          <table:table-cell table:formula="of:=[.A167]+1"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101" calcext:value-type="float">
            <text:p>101</text:p>
          </table:table-cell>
          <table:table-cell table:formula="of:=[.C168]/[.B168]*100" office:value-type="float" office:value="44.8888888888889" calcext:value-type="float">
            <text:p>44.8888888889</text:p>
          </table:table-cell>
          <table:table-cell table:number-columns-repeated="8"/>
        </table:table-row>
        <table:table-row table:style-name="ro1">
          <table:table-cell table:formula="of:=[.A168]+1" office:value-type="float" office:value="32" calcext:value-type="float">
            <text:p>32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table:formula="of:=[.C169]/[.B169]*100" office:value-type="float" office:value="42.2535211267606" calcext:value-type="float">
            <text:p>42.2535211268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WISP5 10 secs, 40 cm, R4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9" calcext:value-type="float">
            <text:p>809</text:p>
          </table:table-cell>
          <table:table-cell office:value-type="float" office:value="763" calcext:value-type="float">
            <text:p>763</text:p>
          </table:table-cell>
          <table:table-cell table:formula="of:=[.C174]/[.B174]*100" office:value-type="float" office:value="94.3139678615575" calcext:value-type="float">
            <text:p>94.3139678616</text:p>
          </table:table-cell>
          <table:table-cell table:number-columns-repeated="8"/>
        </table:table-row>
        <table:table-row table:style-name="ro1">
          <table:table-cell table:formula="of:=[.A174]+1" office:value-type="float" office:value="2" calcext:value-type="float">
            <text:p>2</text:p>
          </table:table-cell>
          <table:table-cell office:value-type="float" office:value="751" calcext:value-type="float">
            <text:p>751</text:p>
          </table:table-cell>
          <table:table-cell office:value-type="float" office:value="706" calcext:value-type="float">
            <text:p>706</text:p>
          </table:table-cell>
          <table:table-cell table:formula="of:=[.C175]/[.B175]*100" office:value-type="float" office:value="94.0079893475366" calcext:value-type="float">
            <text:p>94.0079893475</text:p>
          </table:table-cell>
          <table:table-cell table:number-columns-repeated="8"/>
        </table:table-row>
        <table:table-row table:style-name="ro1">
          <table:table-cell table:formula="of:=[.A175]+1"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616" calcext:value-type="float">
            <text:p>616</text:p>
          </table:table-cell>
          <table:table-cell table:formula="of:=[.C176]/[.B176]*100" office:value-type="float" office:value="90.5882352941176" calcext:value-type="float">
            <text:p>90.5882352941</text:p>
          </table:table-cell>
          <table:table-cell table:number-columns-repeated="8"/>
        </table:table-row>
        <table:table-row table:style-name="ro1">
          <table:table-cell table:formula="of:=[.A176]+1"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536" calcext:value-type="float">
            <text:p>536</text:p>
          </table:table-cell>
          <table:table-cell table:formula="of:=[.C177]/[.B177]*100" office:value-type="float" office:value="87.012987012987" calcext:value-type="float">
            <text:p>87.012987013</text:p>
          </table:table-cell>
          <table:table-cell table:number-columns-repeated="8"/>
        </table:table-row>
        <table:table-row table:style-name="ro1">
          <table:table-cell table:formula="of:=[.A177]+1"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office:value-type="float" office:value="494" calcext:value-type="float">
            <text:p>494</text:p>
          </table:table-cell>
          <table:table-cell table:formula="of:=[.C178]/[.B178]*100" office:value-type="float" office:value="87.4336283185841" calcext:value-type="float">
            <text:p>87.4336283186</text:p>
          </table:table-cell>
          <table:table-cell table:number-columns-repeated="8"/>
        </table:table-row>
        <table:table-row table:style-name="ro1">
          <table:table-cell table:formula="of:=[.A178]+1"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415" calcext:value-type="float">
            <text:p>415</text:p>
          </table:table-cell>
          <table:table-cell table:formula="of:=[.C179]/[.B179]*100" office:value-type="float" office:value="80.4263565891473" calcext:value-type="float">
            <text:p>80.4263565891</text:p>
          </table:table-cell>
          <table:table-cell table:number-columns-repeated="8"/>
        </table:table-row>
        <table:table-row table:style-name="ro1">
          <table:table-cell table:formula="of:=[.A179]+1" office:value-type="float" office:value="7" calcext:value-type="float">
            <text:p>7</text:p>
          </table:table-cell>
          <table:table-cell office:value-type="float" office:value="475" calcext:value-type="float">
            <text:p>475</text:p>
          </table:table-cell>
          <table:table-cell office:value-type="float" office:value="378" calcext:value-type="float">
            <text:p>378</text:p>
          </table:table-cell>
          <table:table-cell table:formula="of:=[.C180]/[.B180]*100" office:value-type="float" office:value="79.5789473684211" calcext:value-type="float">
            <text:p>79.5789473684</text:p>
          </table:table-cell>
          <table:table-cell table:number-columns-repeated="8"/>
        </table:table-row>
        <table:table-row table:style-name="ro1">
          <table:table-cell table:formula="of:=[.A180]+1"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346" calcext:value-type="float">
            <text:p>346</text:p>
          </table:table-cell>
          <table:table-cell table:formula="of:=[.C181]/[.B181]*100" office:value-type="float" office:value="77.4049217002237" calcext:value-type="float">
            <text:p>77.4049217002</text:p>
          </table:table-cell>
          <table:table-cell table:number-columns-repeated="8"/>
        </table:table-row>
        <table:table-row table:style-name="ro1">
          <table:table-cell table:formula="of:=[.A181]+1"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307" calcext:value-type="float">
            <text:p>307</text:p>
          </table:table-cell>
          <table:table-cell table:formula="of:=[.C182]/[.B182]*100" office:value-type="float" office:value="74.3341404358354" calcext:value-type="float">
            <text:p>74.3341404358</text:p>
          </table:table-cell>
          <table:table-cell table:number-columns-repeated="8"/>
        </table:table-row>
        <table:table-row table:style-name="ro1">
          <table:table-cell table:formula="of:=[.A182]+1"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310" calcext:value-type="float">
            <text:p>310</text:p>
          </table:table-cell>
          <table:table-cell table:formula="of:=[.C183]/[.B183]*100" office:value-type="float" office:value="76.5432098765432" calcext:value-type="float">
            <text:p>76.5432098765</text:p>
          </table:table-cell>
          <table:table-cell table:number-columns-repeated="8"/>
        </table:table-row>
        <table:table-row table:style-name="ro1">
          <table:table-cell table:formula="of:=[.A183]+1"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  <table:table-cell office:value-type="float" office:value="309" calcext:value-type="float">
            <text:p>309</text:p>
          </table:table-cell>
          <table:table-cell table:formula="of:=[.C184]/[.B184]*100" office:value-type="float" office:value="76.1083743842365" calcext:value-type="float">
            <text:p>76.1083743842</text:p>
          </table:table-cell>
          <table:table-cell table:number-columns-repeated="8"/>
        </table:table-row>
        <table:table-row table:style-name="ro1">
          <table:table-cell table:formula="of:=[.A184]+1"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267" calcext:value-type="float">
            <text:p>267</text:p>
          </table:table-cell>
          <table:table-cell table:formula="of:=[.C185]/[.B185]*100" office:value-type="float" office:value="71.9676549865229" calcext:value-type="float">
            <text:p>71.9676549865</text:p>
          </table:table-cell>
          <table:table-cell table:number-columns-repeated="8"/>
        </table:table-row>
        <table:table-row table:style-name="ro1">
          <table:table-cell table:formula="of:=[.A185]+1" office:value-type="float" office:value="13" calcext:value-type="float">
            <text:p>13</text:p>
          </table:table-cell>
          <table:table-cell office:value-type="float" office:value="352" calcext:value-type="float">
            <text:p>352</text:p>
          </table:table-cell>
          <table:table-cell office:value-type="float" office:value="243" calcext:value-type="float">
            <text:p>243</text:p>
          </table:table-cell>
          <table:table-cell table:formula="of:=[.C186]/[.B186]*100" office:value-type="float" office:value="69.0340909090909" calcext:value-type="float">
            <text:p>69.0340909091</text:p>
          </table:table-cell>
          <table:table-cell table:number-columns-repeated="8"/>
        </table:table-row>
        <table:table-row table:style-name="ro1">
          <table:table-cell table:formula="of:=[.A186]+1" office:value-type="float" office:value="14" calcext:value-type="float">
            <text:p>14</text:p>
          </table:table-cell>
          <table:table-cell office:value-type="float" office:value="347" calcext:value-type="float">
            <text:p>347</text:p>
          </table:table-cell>
          <table:table-cell office:value-type="float" office:value="235" calcext:value-type="float">
            <text:p>235</text:p>
          </table:table-cell>
          <table:table-cell table:formula="of:=[.C187]/[.B187]*100" office:value-type="float" office:value="67.7233429394813" calcext:value-type="float">
            <text:p>67.7233429395</text:p>
          </table:table-cell>
          <table:table-cell table:number-columns-repeated="8"/>
        </table:table-row>
        <table:table-row table:style-name="ro1">
          <table:table-cell table:formula="of:=[.A187]+1"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office:value-type="float" office:value="190" calcext:value-type="float">
            <text:p>190</text:p>
          </table:table-cell>
          <table:table-cell table:formula="of:=[.C188]/[.B188]*100" office:value-type="float" office:value="60.702875399361" calcext:value-type="float">
            <text:p>60.7028753994</text:p>
          </table:table-cell>
          <table:table-cell table:number-columns-repeated="8"/>
        </table:table-row>
        <table:table-row table:style-name="ro1">
          <table:table-cell table:formula="of:=[.A188]+1" office:value-type="float" office:value="16" calcext:value-type="float">
            <text:p>16</text:p>
          </table:table-cell>
          <table:table-cell office:value-type="float" office:value="321" calcext:value-type="float">
            <text:p>321</text:p>
          </table:table-cell>
          <table:table-cell office:value-type="float" office:value="213" calcext:value-type="float">
            <text:p>213</text:p>
          </table:table-cell>
          <table:table-cell table:formula="of:=[.C189]/[.B189]*100" office:value-type="float" office:value="66.3551401869159" calcext:value-type="float">
            <text:p>66.3551401869</text:p>
          </table:table-cell>
          <table:table-cell table:number-columns-repeated="8"/>
        </table:table-row>
        <table:table-row table:style-name="ro1">
          <table:table-cell table:formula="of:=[.A189]+1"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89" calcext:value-type="float">
            <text:p>189</text:p>
          </table:table-cell>
          <table:table-cell table:formula="of:=[.C190]/[.B190]*100" office:value-type="float" office:value="61.9672131147541" calcext:value-type="float">
            <text:p>61.9672131148</text:p>
          </table:table-cell>
          <table:table-cell table:number-columns-repeated="8"/>
        </table:table-row>
        <table:table-row table:style-name="ro1">
          <table:table-cell table:formula="of:=[.A190]+1"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151" calcext:value-type="float">
            <text:p>151</text:p>
          </table:table-cell>
          <table:table-cell table:formula="of:=[.C191]/[.B191]*100" office:value-type="float" office:value="53.9285714285714" calcext:value-type="float">
            <text:p>53.9285714286</text:p>
          </table:table-cell>
          <table:table-cell table:number-columns-repeated="8"/>
        </table:table-row>
        <table:table-row table:style-name="ro1">
          <table:table-cell table:formula="of:=[.A191]+1"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  <table:table-cell office:value-type="float" office:value="174" calcext:value-type="float">
            <text:p>174</text:p>
          </table:table-cell>
          <table:table-cell table:formula="of:=[.C192]/[.B192]*100" office:value-type="float" office:value="59.7938144329897" calcext:value-type="float">
            <text:p>59.793814433</text:p>
          </table:table-cell>
          <table:table-cell table:number-columns-repeated="8"/>
        </table:table-row>
        <table:table-row table:style-name="ro1">
          <table:table-cell table:formula="of:=[.A192]+1"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float" office:value="166" calcext:value-type="float">
            <text:p>166</text:p>
          </table:table-cell>
          <table:table-cell table:formula="of:=[.C193]/[.B193]*100" office:value-type="float" office:value="57.8397212543554" calcext:value-type="float">
            <text:p>57.8397212544</text:p>
          </table:table-cell>
          <table:table-cell table:number-columns-repeated="8"/>
        </table:table-row>
        <table:table-row table:style-name="ro1">
          <table:table-cell table:formula="of:=[.A193]+1"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table:formula="of:=[.C194]/[.B194]*100" office:value-type="float" office:value="58.3941605839416" calcext:value-type="float">
            <text:p>58.3941605839</text:p>
          </table:table-cell>
          <table:table-cell table:number-columns-repeated="8"/>
        </table:table-row>
        <table:table-row table:style-name="ro1">
          <table:table-cell table:formula="of:=[.A194]+1" office:value-type="float" office:value="22" calcext:value-type="float">
            <text:p>22</text:p>
          </table:table-cell>
          <table:table-cell office:value-type="float" office:value="263" calcext:value-type="float">
            <text:p>263</text:p>
          </table:table-cell>
          <table:table-cell office:value-type="float" office:value="133" calcext:value-type="float">
            <text:p>133</text:p>
          </table:table-cell>
          <table:table-cell table:formula="of:=[.C195]/[.B195]*100" office:value-type="float" office:value="50.5703422053232" calcext:value-type="float">
            <text:p>50.5703422053</text:p>
          </table:table-cell>
          <table:table-cell table:number-columns-repeated="8"/>
        </table:table-row>
        <table:table-row table:style-name="ro1">
          <table:table-cell table:formula="of:=[.A195]+1"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133" calcext:value-type="float">
            <text:p>133</text:p>
          </table:table-cell>
          <table:table-cell table:formula="of:=[.C196]/[.B196]*100" office:value-type="float" office:value="52.1568627450981" calcext:value-type="float">
            <text:p>52.1568627451</text:p>
          </table:table-cell>
          <table:table-cell table:number-columns-repeated="8"/>
        </table:table-row>
        <table:table-row table:style-name="ro1">
          <table:table-cell table:formula="of:=[.A196]+1"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office:value-type="float" office:value="124" calcext:value-type="float">
            <text:p>124</text:p>
          </table:table-cell>
          <table:table-cell table:formula="of:=[.C197]/[.B197]*100" office:value-type="float" office:value="49.6" calcext:value-type="float">
            <text:p>49.6</text:p>
          </table:table-cell>
          <table:table-cell table:number-columns-repeated="8"/>
        </table:table-row>
        <table:table-row table:style-name="ro1">
          <table:table-cell table:formula="of:=[.A197]+1"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table:formula="of:=[.C198]/[.B198]*100" office:value-type="float" office:value="50.4" calcext:value-type="float">
            <text:p>50.4</text:p>
          </table:table-cell>
          <table:table-cell table:number-columns-repeated="8"/>
        </table:table-row>
        <table:table-row table:style-name="ro1">
          <table:table-cell table:formula="of:=[.A198]+1" office:value-type="float" office:value="26" calcext:value-type="float">
            <text:p>26</text:p>
          </table:table-cell>
          <table:table-cell office:value-type="float" office:value="242" calcext:value-type="float">
            <text:p>242</text:p>
          </table:table-cell>
          <table:table-cell office:value-type="float" office:value="113" calcext:value-type="float">
            <text:p>113</text:p>
          </table:table-cell>
          <table:table-cell table:formula="of:=[.C199]/[.B199]*100" office:value-type="float" office:value="46.6942148760331" calcext:value-type="float">
            <text:p>46.694214876</text:p>
          </table:table-cell>
          <table:table-cell table:number-columns-repeated="8"/>
        </table:table-row>
        <table:table-row table:style-name="ro1">
          <table:table-cell table:formula="of:=[.A199]+1" office:value-type="float" office:value="27" calcext:value-type="float">
            <text:p>27</text:p>
          </table:table-cell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  <table:table-cell table:formula="of:=[.C200]/[.B200]*100" office:value-type="float" office:value="43.3476394849785" calcext:value-type="float">
            <text:p>43.347639485</text:p>
          </table:table-cell>
          <table:table-cell table:number-columns-repeated="8"/>
        </table:table-row>
        <table:table-row table:style-name="ro1">
          <table:table-cell table:formula="of:=[.A200]+1"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table:formula="of:=[.C201]/[.B201]*100" office:value-type="float" office:value="49.3670886075949" calcext:value-type="float">
            <text:p>49.3670886076</text:p>
          </table:table-cell>
          <table:table-cell table:number-columns-repeated="8"/>
        </table:table-row>
        <table:table-row table:style-name="ro1">
          <table:table-cell table:formula="of:=[.A201]+1"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92" calcext:value-type="float">
            <text:p>92</text:p>
          </table:table-cell>
          <table:table-cell table:formula="of:=[.C202]/[.B202]*100" office:value-type="float" office:value="40.5286343612335" calcext:value-type="float">
            <text:p>40.5286343612</text:p>
          </table:table-cell>
          <table:table-cell table:number-columns-repeated="8"/>
        </table:table-row>
        <table:table-row table:style-name="ro1">
          <table:table-cell table:formula="of:=[.A202]+1"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86" calcext:value-type="float">
            <text:p>86</text:p>
          </table:table-cell>
          <table:table-cell table:formula="of:=[.C203]/[.B203]*100" office:value-type="float" office:value="38.2222222222222" calcext:value-type="float">
            <text:p>38.2222222222</text:p>
          </table:table-cell>
          <table:table-cell table:number-columns-repeated="8"/>
        </table:table-row>
        <table:table-row table:style-name="ro1">
          <table:table-cell table:formula="of:=[.A203]+1"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table:formula="of:=[.C204]/[.B204]*100" office:value-type="float" office:value="46.875" calcext:value-type="float">
            <text:p>46.875</text:p>
          </table:table-cell>
          <table:table-cell table:number-columns-repeated="8"/>
        </table:table-row>
        <table:table-row table:style-name="ro1">
          <table:table-cell table:formula="of:=[.A204]+1" office:value-type="float" office:value="32" calcext:value-type="float">
            <text:p>32</text:p>
          </table:table-cell>
          <table:table-cell office:value-type="float" office:value="223" calcext:value-type="float">
            <text:p>223</text:p>
          </table:table-cell>
          <table:table-cell office:value-type="float" office:value="99" calcext:value-type="float">
            <text:p>99</text:p>
          </table:table-cell>
          <table:table-cell table:formula="of:=[.C205]/[.B205]*100" office:value-type="float" office:value="44.3946188340807" calcext:value-type="float">
            <text:p>44.3946188341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WISP5 10 secs, 50 cm, R4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754" calcext:value-type="float">
            <text:p>754</text:p>
          </table:table-cell>
          <table:table-cell table:formula="of:=[.C211]/[.B211]*100" office:value-type="float" office:value="92.5153374233129" calcext:value-type="float">
            <text:p>92.5153374233</text:p>
          </table:table-cell>
          <table:table-cell table:number-columns-repeated="8"/>
        </table:table-row>
        <table:table-row table:style-name="ro1">
          <table:table-cell table:formula="of:=[.A211]+1"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726" calcext:value-type="float">
            <text:p>726</text:p>
          </table:table-cell>
          <table:table-cell table:formula="of:=[.C212]/[.B212]*100" office:value-type="float" office:value="93.196405648267" calcext:value-type="float">
            <text:p>93.1964056483</text:p>
          </table:table-cell>
          <table:table-cell table:number-columns-repeated="8"/>
        </table:table-row>
        <table:table-row table:style-name="ro1">
          <table:table-cell table:formula="of:=[.A212]+1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office:value-type="float" office:value="623" calcext:value-type="float">
            <text:p>623</text:p>
          </table:table-cell>
          <table:table-cell table:formula="of:=[.C213]/[.B213]*100" office:value-type="float" office:value="89.3830703012912" calcext:value-type="float">
            <text:p>89.3830703013</text:p>
          </table:table-cell>
          <table:table-cell table:number-columns-repeated="8"/>
        </table:table-row>
        <table:table-row table:style-name="ro1">
          <table:table-cell table:formula="of:=[.A213]+1" office:value-type="float" office:value="4" calcext:value-type="float">
            <text:p>4</text:p>
          </table:table-cell>
          <table:table-cell office:value-type="float" office:value="648" calcext:value-type="float">
            <text:p>648</text:p>
          </table:table-cell>
          <table:table-cell office:value-type="float" office:value="576" calcext:value-type="float">
            <text:p>576</text:p>
          </table:table-cell>
          <table:table-cell table:formula="of:=[.C214]/[.B214]*100" office:value-type="float" office:value="88.8888888888889" calcext:value-type="float">
            <text:p>88.8888888889</text:p>
          </table:table-cell>
          <table:table-cell table:number-columns-repeated="8"/>
        </table:table-row>
        <table:table-row table:style-name="ro1">
          <table:table-cell table:formula="of:=[.A214]+1" office:value-type="float" office:value="5" calcext:value-type="float">
            <text:p>5</text:p>
          </table:table-cell>
          <table:table-cell office:value-type="float" office:value="561" calcext:value-type="float">
            <text:p>561</text:p>
          </table:table-cell>
          <table:table-cell office:value-type="float" office:value="469" calcext:value-type="float">
            <text:p>469</text:p>
          </table:table-cell>
          <table:table-cell table:formula="of:=[.C215]/[.B215]*100" office:value-type="float" office:value="83.6007130124777" calcext:value-type="float">
            <text:p>83.6007130125</text:p>
          </table:table-cell>
          <table:table-cell table:number-columns-repeated="8"/>
        </table:table-row>
        <table:table-row table:style-name="ro1">
          <table:table-cell table:formula="of:=[.A215]+1"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office:value-type="float" office:value="409" calcext:value-type="float">
            <text:p>409</text:p>
          </table:table-cell>
          <table:table-cell table:formula="of:=[.C216]/[.B216]*100" office:value-type="float" office:value="80.8300395256917" calcext:value-type="float">
            <text:p>80.8300395257</text:p>
          </table:table-cell>
          <table:table-cell table:number-columns-repeated="8"/>
        </table:table-row>
        <table:table-row table:style-name="ro1">
          <table:table-cell table:formula="of:=[.A216]+1" office:value-type="float" office:value="7" calcext:value-type="float">
            <text:p>7</text:p>
          </table:table-cell>
          <table:table-cell office:value-type="float" office:value="482" calcext:value-type="float">
            <text:p>482</text:p>
          </table:table-cell>
          <table:table-cell office:value-type="float" office:value="381" calcext:value-type="float">
            <text:p>381</text:p>
          </table:table-cell>
          <table:table-cell table:formula="of:=[.C217]/[.B217]*100" office:value-type="float" office:value="79.045643153527" calcext:value-type="float">
            <text:p>79.0456431535</text:p>
          </table:table-cell>
          <table:table-cell table:number-columns-repeated="8"/>
        </table:table-row>
        <table:table-row table:style-name="ro1">
          <table:table-cell table:formula="of:=[.A217]+1"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332" calcext:value-type="float">
            <text:p>332</text:p>
          </table:table-cell>
          <table:table-cell table:formula="of:=[.C218]/[.B218]*100" office:value-type="float" office:value="75.7990867579909" calcext:value-type="float">
            <text:p>75.799086758</text:p>
          </table:table-cell>
          <table:table-cell table:number-columns-repeated="8"/>
        </table:table-row>
        <table:table-row table:style-name="ro1">
          <table:table-cell table:formula="of:=[.A218]+1"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float" office:value="318" calcext:value-type="float">
            <text:p>318</text:p>
          </table:table-cell>
          <table:table-cell table:formula="of:=[.C219]/[.B219]*100" office:value-type="float" office:value="74.6478873239437" calcext:value-type="float">
            <text:p>74.6478873239</text:p>
          </table:table-cell>
          <table:table-cell table:number-columns-repeated="8"/>
        </table:table-row>
        <table:table-row table:style-name="ro1">
          <table:table-cell table:formula="of:=[.A219]+1"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308" calcext:value-type="float">
            <text:p>308</text:p>
          </table:table-cell>
          <table:table-cell table:formula="of:=[.C220]/[.B220]*100" office:value-type="float" office:value="75.1219512195122" calcext:value-type="float">
            <text:p>75.1219512195</text:p>
          </table:table-cell>
          <table:table-cell table:number-columns-repeated="8"/>
        </table:table-row>
        <table:table-row table:style-name="ro1">
          <table:table-cell table:formula="of:=[.A220]+1" office:value-type="float" office:value="11" calcext:value-type="float">
            <text:p>11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table:formula="of:=[.C221]/[.B221]*100" office:value-type="float" office:value="71.7948717948718" calcext:value-type="float">
            <text:p>71.7948717949</text:p>
          </table:table-cell>
          <table:table-cell table:number-columns-repeated="8"/>
        </table:table-row>
        <table:table-row table:style-name="ro1">
          <table:table-cell table:formula="of:=[.A221]+1" office:value-type="float" office:value="12" calcext:value-type="float">
            <text:p>12</text:p>
          </table:table-cell>
          <table:table-cell office:value-type="float" office:value="377" calcext:value-type="float">
            <text:p>377</text:p>
          </table:table-cell>
          <table:table-cell office:value-type="float" office:value="267" calcext:value-type="float">
            <text:p>267</text:p>
          </table:table-cell>
          <table:table-cell table:formula="of:=[.C222]/[.B222]*100" office:value-type="float" office:value="70.8222811671088" calcext:value-type="float">
            <text:p>70.8222811671</text:p>
          </table:table-cell>
          <table:table-cell table:number-columns-repeated="8"/>
        </table:table-row>
        <table:table-row table:style-name="ro1">
          <table:table-cell table:formula="of:=[.A222]+1" office:value-type="float" office:value="13" calcext:value-type="float">
            <text:p>13</text:p>
          </table:table-cell>
          <table:table-cell office:value-type="float" office:value="344" calcext:value-type="float">
            <text:p>344</text:p>
          </table:table-cell>
          <table:table-cell office:value-type="float" office:value="216" calcext:value-type="float">
            <text:p>216</text:p>
          </table:table-cell>
          <table:table-cell table:formula="of:=[.C223]/[.B223]*100" office:value-type="float" office:value="62.7906976744186" calcext:value-type="float">
            <text:p>62.7906976744</text:p>
          </table:table-cell>
          <table:table-cell table:number-columns-repeated="8"/>
        </table:table-row>
        <table:table-row table:style-name="ro1">
          <table:table-cell table:formula="of:=[.A223]+1" office:value-type="float" office:value="14" calcext:value-type="float">
            <text:p>14</text:p>
          </table:table-cell>
          <table:table-cell office:value-type="float" office:value="339" calcext:value-type="float">
            <text:p>339</text:p>
          </table:table-cell>
          <table:table-cell office:value-type="float" office:value="227" calcext:value-type="float">
            <text:p>227</text:p>
          </table:table-cell>
          <table:table-cell table:formula="of:=[.C224]/[.B224]*100" office:value-type="float" office:value="66.9616519174041" calcext:value-type="float">
            <text:p>66.9616519174</text:p>
          </table:table-cell>
          <table:table-cell table:number-columns-repeated="8"/>
        </table:table-row>
        <table:table-row table:style-name="ro1">
          <table:table-cell table:formula="of:=[.A224]+1" office:value-type="float" office:value="15" calcext:value-type="float">
            <text:p>15</text:p>
          </table:table-cell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table:formula="of:=[.C225]/[.B225]*100" office:value-type="float" office:value="62.8482972136223" calcext:value-type="float">
            <text:p>62.8482972136</text:p>
          </table:table-cell>
          <table:table-cell table:number-columns-repeated="8"/>
        </table:table-row>
        <table:table-row table:style-name="ro1">
          <table:table-cell table:formula="of:=[.A225]+1" office:value-type="float" office:value="16" calcext:value-type="float">
            <text:p>16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  <table:table-cell table:formula="of:=[.C226]/[.B226]*100" office:value-type="float" office:value="63.4069400630915" calcext:value-type="float">
            <text:p>63.4069400631</text:p>
          </table:table-cell>
          <table:table-cell table:number-columns-repeated="8"/>
        </table:table-row>
        <table:table-row table:style-name="ro1">
          <table:table-cell table:formula="of:=[.A226]+1"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176" calcext:value-type="float">
            <text:p>176</text:p>
          </table:table-cell>
          <table:table-cell table:formula="of:=[.C227]/[.B227]*100" office:value-type="float" office:value="57.7049180327869" calcext:value-type="float">
            <text:p>57.7049180328</text:p>
          </table:table-cell>
          <table:table-cell table:number-columns-repeated="8"/>
        </table:table-row>
        <table:table-row table:style-name="ro1">
          <table:table-cell table:formula="of:=[.A227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177" calcext:value-type="float">
            <text:p>177</text:p>
          </table:table-cell>
          <table:table-cell table:formula="of:=[.C228]/[.B228]*100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formula="of:=[.A228]+1"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table:formula="of:=[.C229]/[.B229]*100" office:value-type="float" office:value="53.5714285714286" calcext:value-type="float">
            <text:p>53.5714285714</text:p>
          </table:table-cell>
          <table:table-cell table:number-columns-repeated="8"/>
        </table:table-row>
        <table:table-row table:style-name="ro1">
          <table:table-cell table:formula="of:=[.A229]+1" office:value-type="float" office:value="20" calcext:value-type="float">
            <text:p>20</text:p>
          </table:table-cell>
          <table:table-cell office:value-type="float" office:value="283" calcext:value-type="float">
            <text:p>283</text:p>
          </table:table-cell>
          <table:table-cell office:value-type="float" office:value="166" calcext:value-type="float">
            <text:p>166</text:p>
          </table:table-cell>
          <table:table-cell table:formula="of:=[.C230]/[.B230]*100" office:value-type="float" office:value="58.6572438162544" calcext:value-type="float">
            <text:p>58.6572438163</text:p>
          </table:table-cell>
          <table:table-cell table:number-columns-repeated="8"/>
        </table:table-row>
        <table:table-row table:style-name="ro1">
          <table:table-cell table:formula="of:=[.A230]+1" office:value-type="float" office:value="21" calcext:value-type="float">
            <text:p>21</text:p>
          </table:table-cell>
          <table:table-cell office:value-type="float" office:value="277" calcext:value-type="float">
            <text:p>277</text:p>
          </table:table-cell>
          <table:table-cell office:value-type="float" office:value="163" calcext:value-type="float">
            <text:p>163</text:p>
          </table:table-cell>
          <table:table-cell table:formula="of:=[.C231]/[.B231]*100" office:value-type="float" office:value="58.8447653429603" calcext:value-type="float">
            <text:p>58.844765343</text:p>
          </table:table-cell>
          <table:table-cell table:number-columns-repeated="8"/>
        </table:table-row>
        <table:table-row table:style-name="ro1">
          <table:table-cell table:formula="of:=[.A231]+1" office:value-type="float" office:value="22" calcext:value-type="float">
            <text:p>22</text:p>
          </table:table-cell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table:formula="of:=[.C232]/[.B232]*100" office:value-type="float" office:value="53.5315985130112" calcext:value-type="float">
            <text:p>53.531598513</text:p>
          </table:table-cell>
          <table:table-cell table:number-columns-repeated="8"/>
        </table:table-row>
        <table:table-row table:style-name="ro1">
          <table:table-cell table:formula="of:=[.A232]+1"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146" calcext:value-type="float">
            <text:p>146</text:p>
          </table:table-cell>
          <table:table-cell table:formula="of:=[.C233]/[.B233]*100" office:value-type="float" office:value="55.5133079847909" calcext:value-type="float">
            <text:p>55.5133079848</text:p>
          </table:table-cell>
          <table:table-cell table:number-columns-repeated="8"/>
        </table:table-row>
        <table:table-row table:style-name="ro1">
          <table:table-cell table:formula="of:=[.A233]+1" office:value-type="float" office:value="24" calcext:value-type="float">
            <text:p>24</text:p>
          </table:table-cell>
          <table:table-cell office:value-type="float" office:value="259" calcext:value-type="float">
            <text:p>259</text:p>
          </table:table-cell>
          <table:table-cell office:value-type="float" office:value="127" calcext:value-type="float">
            <text:p>127</text:p>
          </table:table-cell>
          <table:table-cell table:formula="of:=[.C234]/[.B234]*100" office:value-type="float" office:value="49.034749034749" calcext:value-type="float">
            <text:p>49.0347490347</text:p>
          </table:table-cell>
          <table:table-cell table:number-columns-repeated="8"/>
        </table:table-row>
        <table:table-row table:style-name="ro1">
          <table:table-cell table:formula="of:=[.A234]+1" office:value-type="float" office:value="25" calcext:value-type="float">
            <text:p>25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table:formula="of:=[.C235]/[.B235]*100" office:value-type="float" office:value="51.8218623481781" calcext:value-type="float">
            <text:p>51.8218623482</text:p>
          </table:table-cell>
          <table:table-cell table:number-columns-repeated="8"/>
        </table:table-row>
        <table:table-row table:style-name="ro1">
          <table:table-cell table:formula="of:=[.A235]+1"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  <table:table-cell office:value-type="float" office:value="118" calcext:value-type="float">
            <text:p>118</text:p>
          </table:table-cell>
          <table:table-cell table:formula="of:=[.C236]/[.B236]*100" office:value-type="float" office:value="48.9626556016597" calcext:value-type="float">
            <text:p>48.9626556017</text:p>
          </table:table-cell>
          <table:table-cell table:number-columns-repeated="8"/>
        </table:table-row>
        <table:table-row table:style-name="ro1">
          <table:table-cell table:formula="of:=[.A236]+1"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office:value-type="float" office:value="124" calcext:value-type="float">
            <text:p>124</text:p>
          </table:table-cell>
          <table:table-cell table:formula="of:=[.C237]/[.B237]*100" office:value-type="float" office:value="51.4522821576763" calcext:value-type="float">
            <text:p>51.4522821577</text:p>
          </table:table-cell>
          <table:table-cell table:number-columns-repeated="8"/>
        </table:table-row>
        <table:table-row table:style-name="ro1">
          <table:table-cell table:formula="of:=[.A237]+1"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float" office:value="124" calcext:value-type="float">
            <text:p>124</text:p>
          </table:table-cell>
          <table:table-cell table:formula="of:=[.C238]/[.B238]*100" office:value-type="float" office:value="50.4065040650407" calcext:value-type="float">
            <text:p>50.406504065</text:p>
          </table:table-cell>
          <table:table-cell table:number-columns-repeated="8"/>
        </table:table-row>
        <table:table-row table:style-name="ro1">
          <table:table-cell table:formula="of:=[.A238]+1" office:value-type="float" office:value="29" calcext:value-type="float">
            <text:p>29</text:p>
          </table:table-cell>
          <table:table-cell office:value-type="float" office:value="233" calcext:value-type="float">
            <text:p>233</text:p>
          </table:table-cell>
          <table:table-cell office:value-type="float" office:value="106" calcext:value-type="float">
            <text:p>106</text:p>
          </table:table-cell>
          <table:table-cell table:formula="of:=[.C239]/[.B239]*100" office:value-type="float" office:value="45.4935622317597" calcext:value-type="float">
            <text:p>45.4935622318</text:p>
          </table:table-cell>
          <table:table-cell table:number-columns-repeated="8"/>
        </table:table-row>
        <table:table-row table:style-name="ro1">
          <table:table-cell table:formula="of:=[.A239]+1"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80" calcext:value-type="float">
            <text:p>80</text:p>
          </table:table-cell>
          <table:table-cell table:formula="of:=[.C240]/[.B240]*100" office:value-type="float" office:value="35.3982300884956" calcext:value-type="float">
            <text:p>35.3982300885</text:p>
          </table:table-cell>
          <table:table-cell table:number-columns-repeated="8"/>
        </table:table-row>
        <table:table-row table:style-name="ro1">
          <table:table-cell table:formula="of:=[.A240]+1"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97" calcext:value-type="float">
            <text:p>97</text:p>
          </table:table-cell>
          <table:table-cell table:formula="of:=[.C241]/[.B241]*100" office:value-type="float" office:value="41.8103448275862" calcext:value-type="float">
            <text:p>41.8103448276</text:p>
          </table:table-cell>
          <table:table-cell table:number-columns-repeated="8"/>
        </table:table-row>
        <table:table-row table:style-name="ro1">
          <table:table-cell table:formula="of:=[.A241]+1" office:value-type="float" office:value="32" calcext:value-type="float">
            <text:p>32</text:p>
          </table:table-cell>
          <table:table-cell office:value-type="float" office:value="228" calcext:value-type="float">
            <text:p>228</text:p>
          </table:table-cell>
          <table:table-cell office:value-type="float" office:value="86" calcext:value-type="float">
            <text:p>86</text:p>
          </table:table-cell>
          <table:table-cell table:formula="of:=[.C242]/[.B242]*100" office:value-type="float" office:value="37.719298245614" calcext:value-type="float">
            <text:p>37.7192982456</text:p>
          </table:table-cell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WISP5 10 secs, 60 cm, R42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table:formula="of:=[.C251]/[.B251]*100" office:value-type="float" office:value="92.3076923076923" calcext:value-type="float">
            <text:p>92.3076923077</text:p>
          </table:table-cell>
          <table:table-cell table:number-columns-repeated="8"/>
        </table:table-row>
        <table:table-row table:style-name="ro1">
          <table:table-cell table:formula="of:=[.A251]+1"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  <table:table-cell table:formula="of:=[.C252]/[.B252]*100" office:value-type="float" office:value="85.531914893617" calcext:value-type="float">
            <text:p>85.5319148936</text:p>
          </table:table-cell>
          <table:table-cell table:number-columns-repeated="8"/>
        </table:table-row>
        <table:table-row table:style-name="ro1">
          <table:table-cell table:formula="of:=[.A252]+1"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163" calcext:value-type="float">
            <text:p>163</text:p>
          </table:table-cell>
          <table:table-cell table:formula="of:=[.C253]/[.B253]*100" office:value-type="float" office:value="72.7678571428571" calcext:value-type="float">
            <text:p>72.7678571429</text:p>
          </table:table-cell>
          <table:table-cell table:number-columns-repeated="8"/>
        </table:table-row>
        <table:table-row table:style-name="ro1">
          <table:table-cell table:formula="of:=[.A253]+1" office:value-type="float" office:value="4" calcext:value-type="float">
            <text:p>4</text:p>
          </table:table-cell>
          <table:table-cell office:value-type="float" office:value="223" calcext:value-type="float">
            <text:p>223</text:p>
          </table:table-cell>
          <table:table-cell office:value-type="float" office:value="101" calcext:value-type="float">
            <text:p>101</text:p>
          </table:table-cell>
          <table:table-cell table:formula="of:=[.C254]/[.B254]*100" office:value-type="float" office:value="45.2914798206278" calcext:value-type="float">
            <text:p>45.2914798206</text:p>
          </table:table-cell>
          <table:table-cell table:number-columns-repeated="8"/>
        </table:table-row>
        <table:table-row table:style-name="ro1">
          <table:table-cell table:formula="of:=[.A254]+1"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125" calcext:value-type="float">
            <text:p>125</text:p>
          </table:table-cell>
          <table:table-cell table:formula="of:=[.C255]/[.B255]*100" office:value-type="float" office:value="46.8164794007491" calcext:value-type="float">
            <text:p>46.8164794007</text:p>
          </table:table-cell>
          <table:table-cell table:number-columns-repeated="8"/>
        </table:table-row>
        <table:table-row table:style-name="ro1">
          <table:table-cell table:formula="of:=[.A255]+1"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formula="of:=[.C256]/[.B256]*100" office:value-type="float" office:value="47.8070175438597" calcext:value-type="float">
            <text:p>47.8070175439</text:p>
          </table:table-cell>
          <table:table-cell table:number-columns-repeated="8"/>
        </table:table-row>
        <table:table-row table:style-name="ro1">
          <table:table-cell table:formula="of:=[.A256]+1"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100" calcext:value-type="float">
            <text:p>100</text:p>
          </table:table-cell>
          <table:table-cell table:formula="of:=[.C257]/[.B257]*100" office:value-type="float" office:value="43.6681222707424" calcext:value-type="float">
            <text:p>43.6681222707</text:p>
          </table:table-cell>
          <table:table-cell table:number-columns-repeated="8"/>
        </table:table-row>
        <table:table-row table:style-name="ro1">
          <table:table-cell table:formula="of:=[.A257]+1"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95" calcext:value-type="float">
            <text:p>95</text:p>
          </table:table-cell>
          <table:table-cell table:formula="of:=[.C258]/[.B258]*100" office:value-type="float" office:value="40.7725321888412" calcext:value-type="float">
            <text:p>40.7725321888</text:p>
          </table:table-cell>
          <table:table-cell table:number-columns-repeated="8"/>
        </table:table-row>
        <table:table-row table:style-name="ro1">
          <table:table-cell table:formula="of:=[.A258]+1"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table:formula="of:=[.C259]/[.B259]*100" office:value-type="float" office:value="21.3836477987421" calcext:value-type="float">
            <text:p>21.3836477987</text:p>
          </table:table-cell>
          <table:table-cell table:number-columns-repeated="8"/>
        </table:table-row>
        <table:table-row table:style-name="ro1">
          <table:table-cell table:formula="of:=[.A259]+1"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[.C260]/[.B260]*100" office:value-type="float" office:value="6.74846625766871" calcext:value-type="float">
            <text:p>6.7484662577</text:p>
          </table:table-cell>
          <table:table-cell table:number-columns-repeated="8"/>
        </table:table-row>
        <table:table-row table:style-name="ro1">
          <table:table-cell table:formula="of:=[.A260]+1" office:value-type="float" office:value="11" calcext:value-type="float">
            <text:p>11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C261]/[.B261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1]+1" office:value-type="float" office:value="12" calcext:value-type="float">
            <text:p>1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262]/[.B262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2]+1"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263]/[.B263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3]+1"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264]/[.B264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4]+1"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C265]/[.B265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5]+1" office:value-type="float" office:value="16" calcext:value-type="float">
            <text:p>16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C266]/[.B266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6]+1"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67]/[.B267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7]+1" office:value-type="float" office:value="18" calcext:value-type="float">
            <text:p>1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C268]/[.B268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8]+1" office:value-type="float" office:value="19" calcext:value-type="float">
            <text:p>1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269]/[.B269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69]+1"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C270]/[.B270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0]+1"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[.C271]/[.B271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1]+1" office:value-type="float" office:value="22" calcext:value-type="float">
            <text:p>22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272]/[.B272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2]+1"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273]/[.B273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3]+1" office:value-type="float" office:value="24" calcext:value-type="float">
            <text:p>24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[.C274]/[.B274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4]+1"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C275]/[.B275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5]+1"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C276]/[.B276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6]+1"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C277]/[.B277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7]+1"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278]/[.B278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8]+1" office:value-type="float" office:value="29" calcext:value-type="float">
            <text:p>29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279]/[.B279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79]+1"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C280]/[.B280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80]+1"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281]/[.B281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81]+1"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282]/[.B282]*100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WISP5 10 secs, 70 cm, R4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3"/>
          <table:table-cell office:value-type="string" calcext:value-type="string">
            <text:p>horizonta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formula="of:=[.C291]/[.B291]*100" office:value-type="float" office:value="76.3636363636364" calcext:value-type="float">
            <text:p>76.3636363636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formula="of:=[.F291]/[.E291]*100" office:value-type="float" office:value="72.7272727272727" calcext:value-type="float">
            <text:p>72.7272727273</text:p>
          </table:table-cell>
          <table:table-cell table:number-columns-repeated="5"/>
        </table:table-row>
        <table:table-row table:style-name="ro1">
          <table:table-cell table:formula="of:=[.A291]+1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table:formula="of:=[.C292]/[.B292]*100" office:value-type="float" office:value="69.9029126213592" calcext:value-type="float">
            <text:p>69.9029126214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table:formula="of:=[.F292]/[.E292]*100" office:value-type="float" office:value="69.1358024691358" calcext:value-type="float">
            <text:p>69.1358024691</text:p>
          </table:table-cell>
          <table:table-cell table:number-columns-repeated="5"/>
        </table:table-row>
        <table:table-row table:style-name="ro1">
          <table:table-cell table:formula="of:=[.A292]+1"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table:formula="of:=[.C293]/[.B293]*100" office:value-type="float" office:value="65.2173913043478" calcext:value-type="float">
            <text:p>65.2173913043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formula="of:=[.F293]/[.E293]*100" office:value-type="float" office:value="60.2739726027397" calcext:value-type="float">
            <text:p>60.2739726027</text:p>
          </table:table-cell>
          <table:table-cell table:number-columns-repeated="5"/>
        </table:table-row>
        <table:table-row table:style-name="ro1">
          <table:table-cell table:formula="of:=[.A293]+1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table:formula="of:=[.C294]/[.B294]*100" office:value-type="float" office:value="55.1724137931034" calcext:value-type="float">
            <text:p>55.1724137931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formula="of:=[.F294]/[.E294]*100" office:value-type="float" office:value="56.3380281690141" calcext:value-type="float">
            <text:p>56.338028169</text:p>
          </table:table-cell>
          <table:table-cell table:number-columns-repeated="5"/>
        </table:table-row>
        <table:table-row table:style-name="ro1">
          <table:table-cell table:formula="of:=[.A294]+1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formula="of:=[.C295]/[.B295]*100" office:value-type="float" office:value="41.1764705882353" calcext:value-type="float">
            <text:p>41.1764705882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table:formula="of:=[.F295]/[.E295]*100" office:value-type="float" office:value="41.7910447761194" calcext:value-type="float">
            <text:p>41.7910447761</text:p>
          </table:table-cell>
          <table:table-cell table:number-columns-repeated="5"/>
        </table:table-row>
        <table:table-row table:style-name="ro1">
          <table:table-cell table:formula="of:=[.A295]+1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[.C296]/[.B296]*100" office:value-type="float" office:value="32.8571428571429" calcext:value-type="float">
            <text:p>32.8571428571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formula="of:=[.F296]/[.E296]*100" office:value-type="float" office:value="18.6440677966102" calcext:value-type="float">
            <text:p>18.6440677966</text:p>
          </table:table-cell>
          <table:table-cell table:number-columns-repeated="5"/>
        </table:table-row>
        <table:table-row table:style-name="ro1">
          <table:table-cell table:formula="of:=[.A296]+1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formula="of:=[.C297]/[.B297]*100" office:value-type="float" office:value="9.23076923076923" calcext:value-type="float">
            <text:p>9.230769230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[.F297]/[.E297]*100" office:value-type="float" office:value="16.6666666666667" calcext:value-type="float">
            <text:p>16.6666666667</text:p>
          </table:table-cell>
          <table:table-cell table:number-columns-repeated="5"/>
        </table:table-row>
        <table:table-row table:style-name="ro1">
          <table:table-cell table:formula="of:=[.A297]+1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[.C298]/[.B298]*100" office:value-type="float" office:value="7.8125" calcext:value-type="float">
            <text:p>7.8125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[.F298]/[.E298]*100" office:value-type="float" office:value="17.5438596491228" calcext:value-type="float">
            <text:p>17.5438596491</text:p>
          </table:table-cell>
          <table:table-cell table:number-columns-repeated="5"/>
        </table:table-row>
        <table:table-row table:style-name="ro1">
          <table:table-cell table:formula="of:=[.A298]+1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9]/[.B299]*10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299]/[.E299]*10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28">
          <table:table-cell table:number-columns-repeated="12"/>
        </table:table-row>
        <table:table-row table:style-name="ro1">
          <table:table-cell office:value-type="string" calcext:value-type="string">
            <text:p>WISP5 10 secs, 80 cm, R4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rizontal</text:p>
          </table:table-cell>
          <table:table-cell table:number-columns-repeated="4"/>
          <table:table-cell office:value-type="string" calcext:value-type="string">
            <text:p>vertica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table:formula="of:=[.C331]/[.B331]*100" office:value-type="float" office:value="83.3333333333333" calcext:value-type="float">
            <text:p>83.333333333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table:formula="of:=[.H331]/[.G331]*100" office:value-type="float" office:value="89.3081761006289" calcext:value-type="float">
            <text:p>89.3081761006</text:p>
          </table:table-cell>
          <table:table-cell table:number-columns-repeated="3"/>
        </table:table-row>
        <table:table-row table:style-name="ro1">
          <table:table-cell table:formula="of:=[.A331]+1"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table:formula="of:=[.C332]/[.B332]*100" office:value-type="float" office:value="71.9424460431655" calcext:value-type="float">
            <text:p>71.942446043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formula="of:=[.H332]/[.G332]*100" office:value-type="float" office:value="66.40625" calcext:value-type="float">
            <text:p>66.40625</text:p>
          </table:table-cell>
          <table:table-cell table:number-columns-repeated="3"/>
        </table:table-row>
        <table:table-row table:style-name="ro1">
          <table:table-cell table:formula="of:=[.A332]+1"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73" calcext:value-type="float">
            <text:p>73</text:p>
          </table:table-cell>
          <table:table-cell table:formula="of:=[.C333]/[.B333]*100" office:value-type="float" office:value="54.8872180451128" calcext:value-type="float">
            <text:p>54.887218045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  <table:table-cell table:formula="of:=[.H333]/[.G333]*100" office:value-type="float" office:value="54.7297297297297" calcext:value-type="float">
            <text:p>54.7297297297</text:p>
          </table:table-cell>
          <table:table-cell table:number-columns-repeated="3"/>
        </table:table-row>
        <table:table-row table:style-name="ro1">
          <table:table-cell table:formula="of:=[.A333]+1"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table:formula="of:=[.C334]/[.B334]*100" office:value-type="float" office:value="49.1228070175439" calcext:value-type="float">
            <text:p>49.1228070175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table:formula="of:=[.H334]/[.G334]*100" office:value-type="float" office:value="52.9850746268657" calcext:value-type="float">
            <text:p>52.9850746269</text:p>
          </table:table-cell>
          <table:table-cell table:number-columns-repeated="3"/>
        </table:table-row>
        <table:table-row table:style-name="ro1">
          <table:table-cell table:formula="of:=[.A334]+1"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table:formula="of:=[.C335]/[.B335]*100" office:value-type="float" office:value="48.2142857142857" calcext:value-type="float">
            <text:p>48.214285714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table:formula="of:=[.H335]/[.G335]*100" office:value-type="float" office:value="56.8627450980392" calcext:value-type="float">
            <text:p>56.862745098</text:p>
          </table:table-cell>
          <table:table-cell table:number-columns-repeated="3"/>
        </table:table-row>
        <table:table-row table:style-name="ro1">
          <table:table-cell table:formula="of:=[.A335]+1"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table:formula="of:=[.C336]/[.B336]*100" office:value-type="float" office:value="40.3669724770642" calcext:value-type="float">
            <text:p>40.366972477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formula="of:=[.H336]/[.G336]*100" office:value-type="float" office:value="24.7191011235955" calcext:value-type="float">
            <text:p>24.7191011236</text:p>
          </table:table-cell>
          <table:table-cell table:number-columns-repeated="3"/>
        </table:table-row>
        <table:table-row table:style-name="ro1">
          <table:table-cell table:formula="of:=[.A336]+1"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table:formula="of:=[.C337]/[.B337]*100" office:value-type="float" office:value="18.4782608695652" calcext:value-type="float">
            <text:p>18.478260869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formula="of:=[.H337]/[.G337]*100" office:value-type="float" office:value="27.710843373494" calcext:value-type="float">
            <text:p>27.7108433735</text:p>
          </table:table-cell>
          <table:table-cell table:number-columns-repeated="3"/>
        </table:table-row>
        <table:table-row table:style-name="ro1">
          <table:table-cell table:formula="of:=[.A337]+1"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[.C338]/[.B338]*100" office:value-type="float" office:value="4.70588235294118" calcext:value-type="float">
            <text:p>4.705882352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H338]/[.G338]*100" office:value-type="float" office:value="1.19047619047619" calcext:value-type="float">
            <text:p>1.1904761905</text:p>
          </table:table-cell>
          <table:table-cell table:number-columns-repeated="3"/>
        </table:table-row>
        <table:table-row table:style-name="ro1">
          <table:table-cell table:formula="of:=[.A338]+1"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9]/[.B339]*100"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H339]/[.G339]*100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3:44:35.312921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5:03:43.703506823</meta:creation-date>
    <dc:date>2015-04-22T18:14:01.144971763</dc:date>
    <meta:editing-duration>PT5H59M11S</meta:editing-duration>
    <meta:editing-cycles>17</meta:editing-cycles>
    <meta:generator>LibreOffice/4.2.7.2$Linux_X86_64 LibreOffice_project/420m0$Build-2</meta:generator>
    <meta:document-statistic meta:table-count="1" meta:cell-count="107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Sheet1.D2:Sheet1.D33" svg:x="0.32cm" svg:y="0.18cm" svg:width="10.391cm" svg:height="8.64cm">
          <chartooo:coordinate-region svg:x="1.127cm" svg:y="0.38cm" svg:width="9.39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3" chart:class="chart:scatter">
            <chart:regression-curve chart:style-name="ch7">
              <chart:equation chart:display-equation="true" chart:display-r-square="false" svg:x="1.368cm" svg:y="7.43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9606299212598">
                <text:p>89.9606299212598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1069518716578">
                <text:p>90.1069518716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7638888888889">
                <text:p>85.763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9662447257384">
                <text:p>83.9662447257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8994974874372">
                <text:p>79.8994974874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4591194968554">
                <text:p>53.4591194968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314685314685">
                <text:p>68.5314685314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4173228346457">
                <text:p>61.4173228346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8695652173913">
                <text:p>60.8695652173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2110091743119">
                <text:p>53.2110091743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9795918367347">
                <text:p>48.9795918367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3921568627451">
                <text:p>30.392156862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8681318681319">
                <text:p>31.8681318681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7692307692308">
                <text:p>30.7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6818181818182">
                <text:p>30.681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8850574712644">
                <text:p>29.8850574712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121212121212">
                <text:p>21.212121212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51063829787">
                <text:p>18.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512195121951">
                <text:p>21.951219512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6779661016949">
                <text:p>40.6779661016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0779220779221">
                <text:p>22.0779220779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932203389831">
                <text:p>35.593220338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83606557377049">
                <text:p>9.836065573770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1.891cm" svg:y="3.955cm" style:legend-expansion="high" chart:style-name="ch2"/>
        <chart:plot-area chart:style-name="ch3" table:cell-range-address="Sheet1.D331:Sheet1.D339" svg:x="0.319cm" svg:y="0.18cm" svg:width="11.253cm" svg:height="8.646cm">
          <chartooo:coordinate-region svg:x="0.94cm" svg:y="0.379cm" svg:width="10.4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31:Sheet1.D339" chart:class="chart:scatter">
            <chart:regression-curve chart:style-name="ch7">
              <chart:equation chart:display-equation="true" chart:display-r-square="false" svg:x="1.325cm" svg:y="6.711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.3333333333333">
                <text:p>83.3333333333333</text:p>
                <draw:g>
                  <svg:desc>Sheet1.D331:Sheet1.D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9424460431655">
                <text:p>71.9424460431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8872180451128">
                <text:p>54.8872180451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1228070175439">
                <text:p>49.122807017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.2142857142857">
                <text:p>48.2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3669724770642">
                <text:p>40.3669724770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4782608695652">
                <text:p>18.4782608695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0588235294118">
                <text:p>4.70588235294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2.023cm" svg:y="3.954cm" style:legend-expansion="high" chart:style-name="ch2"/>
        <chart:plot-area chart:style-name="ch3" table:cell-range-address="Sheet1.I331:Sheet1.I339" svg:x="0.319cm" svg:y="0.18cm" svg:width="11.385cm" svg:height="8.645cm">
          <chartooo:coordinate-region svg:x="1.126cm" svg:y="0.379cm" svg:width="10.39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31:Sheet1.I339" chart:class="chart:scatter">
            <chart:regression-curve chart:style-name="ch7">
              <chart:equation chart:display-equation="true" chart:display-r-square="false" svg:x="1.698cm" svg:y="6.797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3081761006289">
                <text:p>89.3081761006289</text:p>
                <draw:g>
                  <svg:desc>Sheet1.I331:Sheet1.I3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40625">
                <text:p>66.4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7297297297297">
                <text:p>54.7297297297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9850746268657">
                <text:p>52.9850746268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8627450980392">
                <text:p>56.8627450980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7191011235955">
                <text:p>24.7191011235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710843373494">
                <text:p>27.710843373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1.865cm" svg:y="3.954cm" style:legend-expansion="high" chart:style-name="ch2"/>
        <chart:plot-area chart:style-name="ch3" table:cell-range-address="Sheet1.G291:Sheet1.G299" svg:x="0.319cm" svg:y="0.18cm" svg:width="11.227cm" svg:height="8.645cm">
          <chartooo:coordinate-region svg:x="0.94cm" svg:y="0.379cm" svg:width="10.41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91:Sheet1.G299" chart:class="chart:scatter">
            <chart:regression-curve chart:style-name="ch7">
              <chart:equation chart:display-equation="true" chart:display-r-square="false" svg:x="1.544cm" svg:y="6.712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.7272727272727">
                <text:p>72.7272727272727</text:p>
                <draw:g>
                  <svg:desc>Sheet1.G291:Sheet1.G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1358024691358">
                <text:p>69.135802469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2739726027397">
                <text:p>60.2739726027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3380281690141">
                <text:p>56.3380281690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7910447761194">
                <text:p>41.7910447761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440677966102">
                <text:p>18.6440677966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438596491228">
                <text:p>17.5438596491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04cm" svg:y="3.952cm" style:legend-expansion="high" chart:style-name="ch2"/>
        <chart:plot-area chart:style-name="ch3" table:cell-range-address="Sheet1.D2:Sheet1.D33" svg:x="0.32cm" svg:y="0.18cm" svg:width="11.264cm" svg:height="8.64cm">
          <chartooo:coordinate-region svg:x="1.127cm" svg:y="0.38cm" svg:width="10.271cm" svg:height="7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3" chart:class="chart:line">
            <chart:regression-curve chart:style-name="ch7">
              <chart:equation chart:display-equation="true" chart:display-r-square="false" svg:x="1.318cm" svg:y="6.437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9606299212598">
                <text:p>89.9606299212598</text:p>
                <draw:g>
                  <svg:desc>Sheet1.D2:Sheet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1069518716578">
                <text:p>90.1069518716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7638888888889">
                <text:p>85.763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9662447257384">
                <text:p>83.9662447257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8994974874372">
                <text:p>79.8994974874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4591194968554">
                <text:p>53.4591194968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.5314685314685">
                <text:p>68.5314685314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4173228346457">
                <text:p>61.4173228346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8695652173913">
                <text:p>60.8695652173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2110091743119">
                <text:p>53.2110091743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8888888888889">
                <text:p>38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9795918367347">
                <text:p>48.97959183673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5555555555556">
                <text:p>30.55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3921568627451">
                <text:p>30.3921568627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8681318681319">
                <text:p>31.8681318681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7692307692308">
                <text:p>30.7692307692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6818181818182">
                <text:p>30.681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8850574712644">
                <text:p>29.88505747126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121212121212">
                <text:p>21.2121212121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0851063829787">
                <text:p>18.0851063829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9512195121951">
                <text:p>21.9512195121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6779661016949">
                <text:p>40.6779661016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169014084507">
                <text:p>28.169014084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0779220779221">
                <text:p>22.0779220779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.5932203389831">
                <text:p>35.593220338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83606557377049">
                <text:p>9.83606557377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1.894cm" svg:y="3.954cm" style:legend-expansion="high" chart:style-name="ch2"/>
        <chart:plot-area chart:style-name="ch3" table:cell-range-address="Sheet1.D102:Sheet1.D133" svg:x="0.319cm" svg:y="0.18cm" svg:width="11.256cm" svg:height="8.645cm">
          <chartooo:coordinate-region svg:x="1.126cm" svg:y="0.379cm" svg:width="10.26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2:Sheet1.D133" chart:class="chart:scatter">
            <chart:regression-curve chart:style-name="ch7">
              <chart:equation chart:display-equation="true" chart:display-r-square="false" svg:x="1.967cm" svg:y="5.155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6508875739645">
                <text:p>90.6508875739645</text:p>
                <draw:g>
                  <svg:desc>Sheet1.D102:Sheet1.D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224570673712">
                <text:p>90.224570673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6449704142012">
                <text:p>89.6449704142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8824531516184">
                <text:p>86.8824531516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4442344045369">
                <text:p>85.4442344045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7610062893082">
                <text:p>81.76100628930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.5876993166287">
                <text:p>78.5876993166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5721271393643">
                <text:p>74.5721271393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.9348370927318">
                <text:p>73.9348370927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6233766233766">
                <text:p>76.6233766233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2717391304348">
                <text:p>75.2717391304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7947214076246">
                <text:p>69.7947214076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.0062893081761">
                <text:p>61.00628930817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.2686567164179">
                <text:p>66.2686567164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1359223300971">
                <text:p>62.135922330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2950819672131">
                <text:p>62.2950819672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527027027027">
                <text:p>64.5270270270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0921501706485">
                <text:p>61.0921501706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6086956521739">
                <text:p>57.6086956521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8052434456929">
                <text:p>55.8052434456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133079847909">
                <text:p>55.5133079847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.1774193548387">
                <text:p>47.1774193548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8507462686567">
                <text:p>54.85074626865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1367521367522">
                <text:p>52.1367521367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36170212766">
                <text:p>48.93617021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.5641025641026">
                <text:p>52.5641025641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1504424778761">
                <text:p>41.1504424778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477477477478">
                <text:p>47.74774774774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8053097345133">
                <text:p>43.80530973451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9223744292237">
                <text:p>42.9223744292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4954128440367">
                <text:p>44.4954128440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D64:Sheet1.D95" svg:x="0.32cm" svg:y="0.18cm" svg:width="11.264cm" svg:height="8.64cm">
          <chartooo:coordinate-region svg:x="1.127cm" svg:y="0.38cm" svg:width="10.27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4:Sheet1.D95" chart:class="chart:scatter">
            <chart:regression-curve chart:style-name="ch7">
              <chart:equation chart:display-equation="true" chart:display-r-square="false" svg:x="2.982cm" svg:y="5.027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3845327604726">
                <text:p>82.3845327604726</text:p>
                <draw:g>
                  <svg:desc>Sheet1.D64:Sheet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.9265091863517">
                <text:p>87.9265091863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8177905308465">
                <text:p>90.8177905308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6925418569254">
                <text:p>85.6925418569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149659863945">
                <text:p>87.4149659863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3703703703704">
                <text:p>85.3703703703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6901408450704">
                <text:p>81.690140845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8389830508475">
                <text:p>82.8389830508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8554778554778">
                <text:p>77.8554778554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.95337995338">
                <text:p>79.95337995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4358974358974">
                <text:p>77.435897435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9130434782609">
                <text:p>73.913043478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1657458563536">
                <text:p>70.1657458563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7793696275072">
                <text:p>72.7793696275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.17125382263">
                <text:p>72.17125382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5521472392638">
                <text:p>70.55214723926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.7763157894737">
                <text:p>66.7763157894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.2473867595819">
                <text:p>67.247386759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.3718411552347">
                <text:p>61.3718411552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142857142857">
                <text:p>58.21428571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9195402298851">
                <text:p>60.91954022988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8125">
                <text:p>57.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.968253968254">
                <text:p>53.968253968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0408163265306">
                <text:p>62.0408163265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5102040816327">
                <text:p>55.5102040816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.2145922746781">
                <text:p>50.2145922746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.0172413793103">
                <text:p>53.01724137931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.9471365638767">
                <text:p>55.9471365638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.5614035087719">
                <text:p>49.56140350877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5555555555556">
                <text:p>55.55555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7757847533632">
                <text:p>49.7757847533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1.89cm" svg:y="3.954cm" style:legend-expansion="high" chart:style-name="ch2"/>
        <chart:plot-area chart:style-name="ch3" table:cell-range-address="Sheet1.D138:Sheet1.D169" svg:x="0.319cm" svg:y="0.18cm" svg:width="11.252cm" svg:height="8.645cm">
          <chartooo:coordinate-region svg:x="1.12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38:Sheet1.D169" chart:class="chart:scatter">
            <chart:regression-curve chart:style-name="ch7">
              <chart:equation chart:display-equation="true" chart:display-r-square="false" svg:x="2.406cm" svg:y="5.946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6182237600923">
                <text:p>92.6182237600923</text:p>
                <draw:g>
                  <svg:desc>Sheet1.D138:Sheet1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5511811023622">
                <text:p>90.5511811023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2439024390244">
                <text:p>90.2439024390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5546218487395">
                <text:p>86.554621848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3287671232877">
                <text:p>87.3287671232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5500982318271">
                <text:p>80.5500982318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.1893004115226">
                <text:p>78.189300411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8211920529801">
                <text:p>76.8211920529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.4434180138568">
                <text:p>76.443418013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.5202863961814">
                <text:p>78.52028639618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1688311688312">
                <text:p>71.168831168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195652173913">
                <text:p>71.195652173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4043715846995">
                <text:p>72.4043715846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.3872832369942">
                <text:p>71.3872832369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0689655172414">
                <text:p>62.0689655172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6129032258065">
                <text:p>61.6129032258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2903225806452">
                <text:p>61.2903225806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5284280936455">
                <text:p>58.5284280936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8615916955017">
                <text:p>59.8615916955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5371024734982">
                <text:p>56.5371024734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.7272727272727">
                <text:p>56.72727272727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.0645161290323">
                <text:p>58.0645161290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1068702290076">
                <text:p>56.1068702290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7936507936508">
                <text:p>50.79365079365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2539682539683">
                <text:p>43.25396825396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.8260869565217">
                <text:p>47.82608695652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643153526971">
                <text:p>45.643153526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670886075949">
                <text:p>49.367088607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2882096069869">
                <text:p>46.2882096069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.9082969432314">
                <text:p>48.9082969432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8888888888889">
                <text:p>44.8888888888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.2535211267606">
                <text:p>42.2535211267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Sheet1.D174:Sheet1.D205" svg:x="0.319cm" svg:y="0.18cm" svg:width="11.252cm" svg:height="8.646cm">
          <chartooo:coordinate-region svg:x="1.126cm" svg:y="0.379cm" svg:width="10.2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74:Sheet1.D205" chart:class="chart:scatter">
            <chart:regression-curve chart:style-name="ch7">
              <chart:equation chart:display-equation="true" chart:display-r-square="false" svg:x="1.419cm" svg:y="5.249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.3139678615575">
                <text:p>94.3139678615575</text:p>
                <draw:g>
                  <svg:desc>Sheet1.D174:Sheet1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.0079893475366">
                <text:p>94.0079893475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5882352941176">
                <text:p>90.588235294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012987012987">
                <text:p>87.012987012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.4336283185841">
                <text:p>87.4336283185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4263565891473">
                <text:p>80.4263565891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5789473684211">
                <text:p>79.5789473684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4049217002237">
                <text:p>77.4049217002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3341404358354">
                <text:p>74.3341404358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5432098765432">
                <text:p>76.5432098765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1083743842365">
                <text:p>76.1083743842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9676549865229">
                <text:p>71.9676549865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0340909090909">
                <text:p>69.0340909090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.7233429394813">
                <text:p>67.7233429394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702875399361">
                <text:p>60.7028753993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.3551401869159">
                <text:p>66.35514018691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9672131147541">
                <text:p>61.96721311475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9285714285714">
                <text:p>53.92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7938144329897">
                <text:p>59.79381443298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8397212543554">
                <text:p>57.8397212543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3941605839416">
                <text:p>58.3941605839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.5703422053232">
                <text:p>50.57034220532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1568627450981">
                <text:p>52.1568627450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.6942148760331">
                <text:p>46.6942148760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3476394849785">
                <text:p>43.3476394849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.3670886075949">
                <text:p>49.36708860759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.5286343612335">
                <text:p>40.5286343612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2222222222222">
                <text:p>38.2222222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.3946188340807">
                <text:p>44.39461883408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Sheet1.D211:Sheet1.D242" svg:x="0.319cm" svg:y="0.18cm" svg:width="11.252cm" svg:height="8.646cm">
          <chartooo:coordinate-region svg:x="1.126cm" svg:y="0.379cm" svg:width="10.2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11:Sheet1.D242" chart:class="chart:scatter">
            <chart:regression-curve chart:style-name="ch7">
              <chart:equation chart:display-equation="true" chart:display-r-square="false" svg:x="1.638cm" svg:y="5.018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5153374233129">
                <text:p>92.5153374233129</text:p>
                <draw:g>
                  <svg:desc>Sheet1.D211:Sheet1.D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196405648267">
                <text:p>93.196405648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3830703012912">
                <text:p>89.38307030129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.8888888888889">
                <text:p>88.88888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.6007130124777">
                <text:p>83.6007130124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8300395256917">
                <text:p>80.8300395256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045643153527">
                <text:p>79.045643153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7990867579909">
                <text:p>75.7990867579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.6478873239437">
                <text:p>74.6478873239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1219512195122">
                <text:p>75.1219512195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7948717948718">
                <text:p>71.794871794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8222811671088">
                <text:p>70.8222811671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.7906976744186">
                <text:p>62.7906976744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.9616519174041">
                <text:p>66.96165191740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.8482972136223">
                <text:p>62.8482972136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4069400630915">
                <text:p>63.4069400630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7049180327869">
                <text:p>57.7049180327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.5714285714286">
                <text:p>53.5714285714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6572438162544">
                <text:p>58.6572438162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8447653429603">
                <text:p>58.8447653429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315985130112">
                <text:p>53.5315985130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133079847909">
                <text:p>55.51330798479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.034749034749">
                <text:p>49.034749034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8218623481781">
                <text:p>51.8218623481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9626556016597">
                <text:p>48.9626556016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.4522821576763">
                <text:p>51.45228215767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4065040650407">
                <text:p>50.4065040650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4935622317597">
                <text:p>45.4935622317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3982300884956">
                <text:p>35.3982300884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.8103448275862">
                <text:p>41.81034482758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719298245614">
                <text:p>37.7192982456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D251:Sheet1.D261" svg:x="0.32cm" svg:y="0.18cm" svg:width="11.264cm" svg:height="8.64cm">
          <chartooo:coordinate-region svg:x="1.127cm" svg:y="0.38cm" svg:width="10.2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51:Sheet1.D261" chart:class="chart:scatter">
            <chart:regression-curve chart:style-name="ch7">
              <chart:equation chart:display-equation="true" chart:display-r-square="false" svg:x="1.598cm" svg:y="6.80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3076923076923">
                <text:p>92.3076923076923</text:p>
                <draw:g>
                  <svg:desc>Sheet1.D251:Sheet1.D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531914893617">
                <text:p>85.531914893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7678571428571">
                <text:p>72.767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.2914798206278">
                <text:p>45.29147982062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8164794007491">
                <text:p>46.8164794007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.8070175438597">
                <text:p>47.8070175438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6681222707424">
                <text:p>43.6681222707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7725321888412">
                <text:p>40.7725321888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3836477987421">
                <text:p>21.3836477987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4846625766871">
                <text:p>6.74846625766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scatter" chart:style-name="ch1">
        <chart:legend chart:legend-position="end" svg:x="11.891cm" svg:y="3.955cm" style:legend-expansion="high" chart:style-name="ch2"/>
        <chart:plot-area chart:style-name="ch3" table:cell-range-address="Sheet1.D291:Sheet1.D299" svg:x="0.319cm" svg:y="0.18cm" svg:width="11.253cm" svg:height="8.646cm">
          <chartooo:coordinate-region svg:x="0.94cm" svg:y="0.379cm" svg:width="10.44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91:Sheet1.D299" chart:class="chart:scatter">
            <chart:regression-curve chart:style-name="ch7">
              <chart:equation chart:display-equation="true" chart:display-r-square="false" svg:x="1.49cm" svg:y="6.517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3636363636364">
                <text:p>76.3636363636364</text:p>
                <draw:g>
                  <svg:desc>Sheet1.D291:Sheet1.D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9029126213592">
                <text:p>69.9029126213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2173913043478">
                <text:p>65.2173913043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1724137931034">
                <text:p>55.172413793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764705882353">
                <text:p>41.1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8571428571429">
                <text:p>32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125">
                <text:p>7.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